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SansMS*1" svg:font-family="ComicSansMS*1" style:font-family-generic="roman" style:font-pitch="variable"/>
    <style:font-face style:name="ComicSansMS,Bold*1" svg:font-family="'ComicSansMS,Bold*1'" style:font-family-generic="roman" style:font-pitch="variable"/>
    <style:font-face style:name="ComicSansMS,Bold*11" svg:font-family="'ComicSansMS,Bold*1'" style:font-family-generic="swiss" style:font-pitch="variable"/>
    <style:font-face style:name="F" svg:font-family="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7" style:family="table">
      <style:table-properties style:width="14.265cm" table:align="left"/>
    </style:style>
    <style:style style:name="Tabla7.A" style:family="table-column">
      <style:table-column-properties style:column-width="2.014cm"/>
    </style:style>
    <style:style style:name="Tabla7.B" style:family="table-column">
      <style:table-column-properties style:column-width="7.244cm"/>
    </style:style>
    <style:style style:name="Tabla7.C" style:family="table-column">
      <style:table-column-properties style:column-width="5.006cm"/>
    </style:style>
    <style:style style:name="Tabla7.A1" style:family="table-cell">
      <style:table-cell-properties style:vertical-align="middle" fo:padding="0.049cm" fo:border="none"/>
    </style:style>
    <style:style style:name="Tabla1" style:family="table">
      <style:table-properties style:width="9.021cm" table:align="left"/>
    </style:style>
    <style:style style:name="Tabla1.A" style:family="table-column">
      <style:table-column-properties style:column-width="2.205cm"/>
    </style:style>
    <style:style style:name="Tabla1.B" style:family="table-column">
      <style:table-column-properties style:column-width="1.55cm"/>
    </style:style>
    <style:style style:name="Tabla1.C" style:family="table-column">
      <style:table-column-properties style:column-width="1.457cm"/>
    </style:style>
    <style:style style:name="Tabla1.D" style:family="table-column">
      <style:table-column-properties style:column-width="1.027cm"/>
    </style:style>
    <style:style style:name="Tabla1.E" style:family="table-column">
      <style:table-column-properties style:column-width="1.598cm"/>
    </style:style>
    <style:style style:name="Tabla1.F" style:family="table-column">
      <style:table-column-properties style:column-width="1.184cm"/>
    </style:style>
    <style:style style:name="Tabla1.A1" style:family="table-cell">
      <style:table-cell-properties style:vertical-align="middle" fo:padding="0.049cm" fo:border="none"/>
    </style:style>
    <style:style style:name="Tabla3" style:family="table">
      <style:table-properties style:width="11.878cm" table:align="left"/>
    </style:style>
    <style:style style:name="Tabla3.A" style:family="table-column">
      <style:table-column-properties style:column-width="4.281cm"/>
    </style:style>
    <style:style style:name="Tabla3.B" style:family="table-column">
      <style:table-column-properties style:column-width="1.653cm"/>
    </style:style>
    <style:style style:name="Tabla3.C" style:family="table-column">
      <style:table-column-properties style:column-width="5.944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4.323cm" table:align="left"/>
    </style:style>
    <style:style style:name="Tabla4.A" style:family="table-column">
      <style:table-column-properties style:column-width="3.216cm"/>
    </style:style>
    <style:style style:name="Tabla4.B" style:family="table-column">
      <style:table-column-properties style:column-width="11.107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2.402cm" table:align="left"/>
    </style:style>
    <style:style style:name="Tabla5.A" style:family="table-column">
      <style:table-column-properties style:column-width="2.15cm"/>
    </style:style>
    <style:style style:name="Tabla5.B" style:family="table-column">
      <style:table-column-properties style:column-width="10.252cm"/>
    </style:style>
    <style:style style:name="Tabla5.A1" style:family="table-cell">
      <style:table-cell-properties style:vertical-align="middle" fo:padding="0.049cm" fo:border="none"/>
    </style:style>
    <style:style style:name="Tabla2" style:family="table">
      <style:table-properties style:width="8.964cm" table:align="left"/>
    </style:style>
    <style:style style:name="Tabla2.A" style:family="table-column">
      <style:table-column-properties style:column-width="1.012cm"/>
    </style:style>
    <style:style style:name="Tabla2.B" style:family="table-column">
      <style:table-column-properties style:column-width="1.662cm"/>
    </style:style>
    <style:style style:name="Tabla2.C" style:family="table-column">
      <style:table-column-properties style:column-width="1.591cm"/>
    </style:style>
    <style:style style:name="Tabla2.D" style:family="table-column">
      <style:table-column-properties style:column-width="1.707cm"/>
    </style:style>
    <style:style style:name="Tabla2.E" style:family="table-column">
      <style:table-column-properties style:column-width="0.94cm"/>
    </style:style>
    <style:style style:name="Tabla2.F" style:family="table-column">
      <style:table-column-properties style:column-width="0.986cm"/>
    </style:style>
    <style:style style:name="Tabla2.G" style:family="table-column">
      <style:table-column-properties style:column-width="1.065cm"/>
    </style:style>
    <style:style style:name="Tabla2.A1" style:family="table-cell">
      <style:table-cell-properties style:vertical-align="middle" fo:padding="0.049cm" fo:border="none"/>
    </style:style>
    <style:style style:name="Tabla6" style:family="table">
      <style:table-properties style:width="13.455cm" table:align="left"/>
    </style:style>
    <style:style style:name="Tabla6.A" style:family="table-column">
      <style:table-column-properties style:column-width="2.214cm"/>
    </style:style>
    <style:style style:name="Tabla6.B" style:family="table-column">
      <style:table-column-properties style:column-width="5.373cm"/>
    </style:style>
    <style:style style:name="Tabla6.C" style:family="table-column">
      <style:table-column-properties style:column-width="5.868cm"/>
    </style:style>
    <style:style style:name="Tabla6.A1" style:family="table-cell">
      <style:table-cell-properties style:vertical-align="middle" fo:padding="0.049cm" fo:border="none"/>
    </style:style>
    <style:style style:name="P1" style:family="paragraph" style:parent-style-name="Title">
      <style:text-properties style:font-name="Arial1" officeooo:rsid="000ddd59" officeooo:paragraph-rsid="000ddd59"/>
    </style:style>
    <style:style style:name="P2" style:family="paragraph" style:parent-style-name="Heading_20_2">
      <style:text-properties style:font-name="Arial1" fo:font-size="12pt" style:font-size-asian="12pt" style:font-size-complex="12pt"/>
    </style:style>
    <style:style style:name="P3" style:family="paragraph" style:parent-style-name="Text_20_body" style:list-style-name="L1"/>
    <style:style style:name="P4" style:family="paragraph" style:parent-style-name="Horizontal_20_Line">
      <style:text-properties style:font-name="Arial1"/>
    </style:style>
    <style:style style:name="P5" style:family="paragraph" style:parent-style-name="Text_20_body">
      <style:text-properties style:font-name="Arial1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4">
      <style:text-properties style:font-name="Arial1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text-properties style:font-name="Arial1"/>
    </style:style>
    <style:style style:name="P12" style:family="paragraph" style:parent-style-name="Heading_20_2">
      <style:text-properties style:font-name="Arial1" officeooo:paragraph-rsid="0010bb4d"/>
    </style:style>
    <style:style style:name="P13" style:family="paragraph" style:parent-style-name="Heading_20_3">
      <style:text-properties style:font-name="Arial1" fo:font-size="12pt" style:font-size-asian="12pt" style:font-size-complex="12pt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Horizontal_20_Line">
      <style:text-properties style:font-name="Arial1" fo:font-size="12pt" style:font-size-asian="12pt" style:font-size-complex="12pt"/>
    </style:style>
    <style:style style:name="P17" style:family="paragraph" style:parent-style-name="Text_20_body">
      <style:text-properties style:font-name="Arial1" fo:font-size="12pt" style:font-size-asian="12pt" style:font-size-complex="12pt"/>
    </style:style>
    <style:style style:name="P18" style:family="paragraph" style:parent-style-name="Text_20_body" style:list-style-name="L8">
      <style:text-properties style:font-name="Arial1" fo:font-size="12pt" style:font-size-asian="12pt" style:font-size-complex="12pt"/>
    </style:style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0">
      <style:text-properties style:font-name="Arial1" fo:font-size="12pt" style:font-size-asian="12pt" style:font-size-complex="12pt"/>
    </style:style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5">
      <style:text-properties style:font-name="Arial1"/>
    </style:style>
    <style:style style:name="P29" style:family="paragraph" style:parent-style-name="Text_20_body" style:list-style-name="L16">
      <style:text-properties style:font-name="Arial1"/>
    </style:style>
    <style:style style:name="P30" style:family="paragraph" style:parent-style-name="Text_20_body" style:list-style-name="L17">
      <style:text-properties style:font-name="Arial1"/>
    </style:style>
    <style:style style:name="P31" style:family="paragraph" style:parent-style-name="Text_20_body" style:list-style-name="L17"/>
    <style:style style:name="P32" style:family="paragraph" style:parent-style-name="Text_20_body" style:list-style-name="L18"/>
    <style:style style:name="P33" style:family="paragraph" style:parent-style-name="Text_20_body" style:list-style-name="L19"/>
    <style:style style:name="P34" style:family="paragraph" style:parent-style-name="Text_20_body" style:list-style-name="L19">
      <style:text-properties style:font-name="Arial1"/>
    </style:style>
    <style:style style:name="P35" style:family="paragraph" style:parent-style-name="Text_20_body" style:list-style-name="L20"/>
    <style:style style:name="P36" style:family="paragraph" style:parent-style-name="Text_20_body" style:list-style-name="L21"/>
    <style:style style:name="P37" style:family="paragraph" style:parent-style-name="Heading_20_3">
      <style:text-properties officeooo:paragraph-rsid="000f67bf"/>
    </style:style>
    <style:style style:name="P38" style:family="paragraph" style:parent-style-name="Text_20_body" style:list-style-name="L22"/>
    <style:style style:name="P39" style:family="paragraph" style:parent-style-name="Table_20_Heading">
      <style:text-properties style:font-name="Arial1"/>
    </style:style>
    <style:style style:name="P40" style:family="paragraph" style:parent-style-name="Table_20_Contents">
      <style:text-properties style:font-name="Arial1"/>
    </style:style>
    <style:style style:name="P41" style:family="paragraph" style:parent-style-name="Text_20_body" style:list-style-name="L23">
      <style:text-properties style:font-name="Arial1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3" style:family="paragraph" style:parent-style-name="Heading_20_4">
      <style:text-properties style:font-name="Arial1" fo:font-size="12pt" style:font-size-asian="12pt" style:font-size-complex="12pt"/>
    </style:style>
    <style:style style:name="P44" style:family="paragraph" style:parent-style-name="Text_20_body" style:list-style-name="L24"/>
    <style:style style:name="P45" style:family="paragraph" style:parent-style-name="Heading_20_3">
      <style:text-properties style:font-name="Arial1" fo:font-size="12pt" officeooo:paragraph-rsid="000f67bf" style:font-size-asian="12pt" style:font-size-complex="12pt"/>
    </style:style>
    <style:style style:name="P46" style:family="paragraph" style:parent-style-name="Text_20_body" style:list-style-name="L25">
      <style:text-properties style:font-name="Arial1"/>
    </style:style>
    <style:style style:name="P47" style:family="paragraph" style:parent-style-name="Text_20_body" style:list-style-name="L25"/>
    <style:style style:name="P48" style:family="paragraph" style:parent-style-name="Text_20_body" style:list-style-name="L26"/>
    <style:style style:name="P49" style:family="paragraph" style:parent-style-name="Heading_20_2">
      <style:text-properties officeooo:paragraph-rsid="000f67bf"/>
    </style:style>
    <style:style style:name="P50" style:family="paragraph" style:parent-style-name="Text_20_body" style:list-style-name="L27"/>
    <style:style style:name="P51" style:family="paragraph" style:parent-style-name="Text_20_body" style:list-style-name="L27">
      <style:text-properties style:font-name="Arial1" fo:font-size="12pt" style:font-size-asian="12pt" style:font-size-complex="12pt"/>
    </style:style>
    <style:style style:name="P52" style:family="paragraph" style:parent-style-name="Quotations" style:list-style-name="L27">
      <style:text-properties style:font-name="Arial1" fo:font-size="12pt" style:font-size-asian="12pt" style:font-size-complex="12pt"/>
    </style:style>
    <style:style style:name="P53" style:family="paragraph" style:parent-style-name="Table_20_Heading">
      <style:text-properties style:font-name="Arial1" fo:font-size="12pt" style:font-size-asian="12pt" style:font-size-complex="12pt"/>
    </style:style>
    <style:style style:name="P54" style:family="paragraph" style:parent-style-name="Table_20_Contents">
      <style:text-properties style:font-name="Arial1" fo:font-size="12pt" style:font-size-asian="12pt" style:font-size-complex="12pt"/>
    </style:style>
    <style:style style:name="P55" style:family="paragraph" style:parent-style-name="Text_20_body" style:list-style-name="L28">
      <style:text-properties style:font-name="Arial1" fo:font-size="12pt" style:font-size-asian="12pt" style:font-size-complex="12pt"/>
    </style:style>
    <style:style style:name="P56" style:family="paragraph" style:parent-style-name="Text_20_body" style:list-style-name="L28"/>
    <style:style style:name="P57" style:family="paragraph" style:parent-style-name="Text_20_body" style:list-style-name="L29">
      <style:text-properties style:font-name="Arial1" fo:font-size="12pt" style:font-size-asian="12pt" style:font-size-complex="12pt"/>
    </style:style>
    <style:style style:name="P58" style:family="paragraph" style:parent-style-name="Text_20_body" style:list-style-name="L30">
      <style:text-properties style:font-name="Arial1" fo:font-size="12pt" style:font-size-asian="12pt" style:font-size-complex="12pt"/>
    </style:style>
    <style:style style:name="P59" style:family="paragraph" style:parent-style-name="Text_20_body" style:list-style-name="L31"/>
    <style:style style:name="P60" style:family="paragraph" style:parent-style-name="Text_20_body" style:list-style-name="L32">
      <style:text-properties style:font-name="Arial1" fo:font-size="12pt" style:font-size-asian="12pt" style:font-size-complex="12pt"/>
    </style:style>
    <style:style style:name="P61" style:family="paragraph" style:parent-style-name="Text_20_body" style:list-style-name="L33">
      <style:text-properties style:font-name="Arial1" fo:font-size="12pt" style:font-size-asian="12pt" style:font-size-complex="12pt"/>
    </style:style>
    <style:style style:name="P62" style:family="paragraph" style:parent-style-name="Text_20_body" style:list-style-name="L33"/>
    <style:style style:name="P63" style:family="paragraph" style:parent-style-name="Text_20_body">
      <style:text-properties officeooo:paragraph-rsid="000f67bf"/>
    </style:style>
    <style:style style:name="P64" style:family="paragraph" style:parent-style-name="Text_20_body" style:list-style-name="L34"/>
    <style:style style:name="P65" style:family="paragraph" style:parent-style-name="Text_20_body" style:list-style-name="L35">
      <style:text-properties style:font-name="Arial1"/>
    </style:style>
    <style:style style:name="P66" style:family="paragraph" style:parent-style-name="Text_20_body" style:list-style-name="L36">
      <style:text-properties style:font-name="Arial1"/>
    </style:style>
    <style:style style:name="P67" style:family="paragraph" style:parent-style-name="Text_20_body" style:list-style-name="L37"/>
    <style:style style:name="P68" style:family="paragraph" style:parent-style-name="Text_20_body" style:list-style-name="L37">
      <style:text-properties style:font-name="Arial1"/>
    </style:style>
    <style:style style:name="P69" style:family="paragraph" style:parent-style-name="Text_20_body" style:list-style-name="L38">
      <style:text-properties style:font-name="Arial1"/>
    </style:style>
    <style:style style:name="P70" style:family="paragraph" style:parent-style-name="Text_20_body" style:list-style-name="L39">
      <style:text-properties style:font-name="Arial1"/>
    </style:style>
    <style:style style:name="P71" style:family="paragraph" style:parent-style-name="Text_20_body" style:list-style-name="L40">
      <style:text-properties style:font-name="Arial1"/>
    </style:style>
    <style:style style:name="P72" style:family="paragraph" style:parent-style-name="Text_20_body" style:list-style-name="L41"/>
    <style:style style:name="P73" style:family="paragraph" style:parent-style-name="Text_20_body" style:list-style-name="L42">
      <style:text-properties style:font-name="Arial1"/>
    </style:style>
    <style:style style:name="P74" style:family="paragraph" style:parent-style-name="Text_20_body" style:list-style-name="L43">
      <style:text-properties style:font-name="Arial1"/>
    </style:style>
    <style:style style:name="P75" style:family="paragraph" style:parent-style-name="Text_20_body" style:list-style-name="L44">
      <style:text-properties style:font-name="Arial1"/>
    </style:style>
    <style:style style:name="P76" style:family="paragraph" style:parent-style-name="Text_20_body" style:list-style-name="L45">
      <style:text-properties style:font-name="Arial1"/>
    </style:style>
    <style:style style:name="P77" style:family="paragraph" style:parent-style-name="Text_20_body" style:list-style-name="L46">
      <style:text-properties style:font-name="Arial1"/>
    </style:style>
    <style:style style:name="P78" style:family="paragraph" style:parent-style-name="Text_20_body" style:list-style-name="L47"/>
    <style:style style:name="P79" style:family="paragraph" style:parent-style-name="Text_20_body" style:list-style-name="L48"/>
    <style:style style:name="P80" style:family="paragraph" style:parent-style-name="Text_20_body" style:list-style-name="L49"/>
    <style:style style:name="P81" style:family="paragraph" style:parent-style-name="Text_20_body" style:list-style-name="L50"/>
    <style:style style:name="P82" style:family="paragraph" style:parent-style-name="Text_20_body" style:list-style-name="L51">
      <style:text-properties style:font-name="Arial1" fo:font-size="12pt" style:font-size-asian="12pt" style:font-size-complex="12pt"/>
    </style:style>
    <style:style style:name="P83" style:family="paragraph" style:parent-style-name="Text_20_body" style:list-style-name="L52"/>
    <style:style style:name="P84" style:family="paragraph" style:parent-style-name="Heading_20_2">
      <style:text-properties style:font-name="Arial1"/>
    </style:style>
    <style:style style:name="P85" style:family="paragraph" style:parent-style-name="Text_20_body" style:list-style-name="L53"/>
    <style:style style:name="P86" style:family="paragraph" style:parent-style-name="Text_20_body" style:list-style-name="L54"/>
    <style:style style:name="P87" style:family="paragraph" style:parent-style-name="Text_20_body" style:list-style-name="L55"/>
    <style:style style:name="P88" style:family="paragraph" style:parent-style-name="Text_20_body" style:list-style-name="L55">
      <style:text-properties style:font-name="Arial1" fo:font-size="12pt" style:font-size-asian="12pt" style:font-size-complex="12pt"/>
    </style:style>
    <style:style style:name="P89" style:family="paragraph" style:parent-style-name="Text_20_body" style:list-style-name="L56"/>
    <style:style style:name="P90" style:family="paragraph" style:parent-style-name="Text_20_body" style:list-style-name="L56">
      <style:text-properties style:font-name="Arial1" fo:font-size="12pt" style:font-size-asian="12pt" style:font-size-complex="12pt"/>
    </style:style>
    <style:style style:name="P91" style:family="paragraph" style:parent-style-name="Text_20_body" style:list-style-name="L57">
      <style:text-properties style:font-name="Arial1" fo:font-size="12pt" style:font-size-asian="12pt" style:font-size-complex="12pt"/>
    </style:style>
    <style:style style:name="P92" style:family="paragraph" style:parent-style-name="Text_20_body" style:list-style-name="L58"/>
    <style:style style:name="P93" style:family="paragraph" style:parent-style-name="Text_20_body" style:list-style-name="L59"/>
    <style:style style:name="P94" style:family="paragraph" style:parent-style-name="Text_20_body" style:list-style-name="L59">
      <style:text-properties style:font-name="Arial1" fo:font-size="12pt" style:font-size-asian="12pt" style:font-size-complex="12pt"/>
    </style:style>
    <style:style style:name="P95" style:family="paragraph" style:parent-style-name="Text_20_body" style:list-style-name="L60"/>
    <style:style style:name="P96" style:family="paragraph" style:parent-style-name="Text_20_body" style:list-style-name="L61"/>
    <style:style style:name="P97" style:family="paragraph" style:parent-style-name="Text_20_body" style:list-style-name="L61">
      <style:text-properties style:font-name="Arial1" fo:font-size="12pt" style:font-size-asian="12pt" style:font-size-complex="12pt"/>
    </style:style>
    <style:style style:name="P98" style:family="paragraph" style:parent-style-name="Text_20_body" style:list-style-name="L62"/>
    <style:style style:name="P99" style:family="paragraph" style:parent-style-name="Text_20_body" style:list-style-name="L63"/>
    <style:style style:name="P100" style:family="paragraph" style:parent-style-name="Text_20_body" style:list-style-name="L64"/>
    <style:style style:name="P101" style:family="paragraph" style:parent-style-name="Text_20_body" style:list-style-name="L65">
      <style:text-properties style:font-name="Arial1"/>
    </style:style>
    <style:style style:name="P102" style:family="paragraph" style:parent-style-name="Text_20_body" style:list-style-name="L66">
      <style:text-properties style:font-name="Arial1"/>
    </style:style>
    <style:style style:name="P103" style:family="paragraph" style:parent-style-name="Text_20_body" style:list-style-name="L67">
      <style:text-properties style:font-name="Arial1"/>
    </style:style>
    <style:style style:name="P104" style:family="paragraph" style:parent-style-name="Text_20_body" style:list-style-name="L68">
      <style:text-properties style:font-name="Arial1"/>
    </style:style>
    <style:style style:name="P105" style:family="paragraph" style:parent-style-name="Text_20_body" style:list-style-name="L68"/>
    <style:style style:name="P106" style:family="paragraph" style:parent-style-name="Text_20_body" style:list-style-name="L69">
      <style:text-properties style:font-name="Arial1"/>
    </style:style>
    <style:style style:name="P107" style:family="paragraph" style:parent-style-name="Text_20_body" style:list-style-name="L70">
      <style:text-properties style:font-name="Arial1"/>
    </style:style>
    <style:style style:name="P108" style:family="paragraph" style:parent-style-name="Text_20_body" style:list-style-name="L71"/>
    <style:style style:name="T1" style:family="text">
      <style:text-properties style:font-name="Arial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style:font-name="Arial1" fo:font-size="12pt" officeooo:rsid="0010bb4d" style:font-size-asian="12pt" style:font-size-complex="12pt"/>
    </style:style>
    <style:style style:name="T5" style:family="text">
      <style:text-properties style:font-name="Arial1" officeooo:rsid="000f67bf"/>
    </style:style>
    <style:style style:name="T6" style:family="text">
      <style:text-properties style:font-name="Arial1"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a de Enlace</text:p>
      <text:h text:style-name="P2" text:outline-level="2"><text:span text:style-name="Strong_20_Emphasis">1. Conceptos Generales</text:span></text:h>
      <text:list text:style-name="L1">
        <text:list-item>
          <text:p text:style-name="P3"><text:span text:style-name="Strong_20_Emphasis"><text:span text:style-name="T1">Nodos</text:span></text:span><text:span text:style-name="T1">: Hosts y Routers</text:span></text:p>
        </text:list-item>
        <text:list-item>
          <text:p text:style-name="P3"><text:span text:style-name="Strong_20_Emphasis"><text:span text:style-name="T1">Links</text:span></text:span><text:span text:style-name="T1">: Canales de comunicación entre nodos adyacentes (cableados, inalámbricos, LANs)</text:span></text:p>
        </text:list-item>
        <text:list-item>
          <text:p text:style-name="P3"><text:span text:style-name="Strong_20_Emphasis"><text:span text:style-name="T1">PDU (Unidad de Datos de Protocolo)</text:span></text:span><text:span text:style-name="T1">: FRAME (trama), que encapsula un datagrama</text:span></text:p>
        </text:list-item>
        <text:list-item>
          <text:p text:style-name="P3"><text:span text:style-name="Strong_20_Emphasis"><text:span text:style-name="T1">Responsabilidad</text:span></text:span><text:span text:style-name="T1">: Transferir datagramas entre nodos adyacentes a través de un link</text:span></text:p>
        </text:list-item>
      </text:list>
      <text:p text:style-name="P4"/>
      <text:p text:style-name="P5"/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>
            <table:table-cell table:style-name="Tabla7.A1" office:value-type="string">
              <text:p text:style-name="Table_20_Heading">Capa OSI</text:p>
            </table:table-cell>
            <table:table-cell table:style-name="Tabla7.A1" office:value-type="string">
              <text:p text:style-name="Table_20_Heading">Función principal</text:p>
            </table:table-cell>
            <table:table-cell table:style-name="Tabla7.A1" office:value-type="string">
              <text:p text:style-name="Table_20_Heading">Ejemplo</text:p>
            </table:table-cell>
          </table:table-row>
        </table:table-header-rows>
        <table:table-row>
          <table:table-cell table:style-name="Tabla7.A1" office:value-type="string">
            <text:p text:style-name="Table_20_Contents">1 - Física</text:p>
          </table:table-cell>
          <table:table-cell table:style-name="Tabla7.A1" office:value-type="string">
            <text:p text:style-name="Table_20_Contents">Transmisión de bits físicos</text:p>
          </table:table-cell>
          <table:table-cell table:style-name="Tabla7.A1" office:value-type="string">
            <text:p text:style-name="Table_20_Contents">Cables, hubs</text:p>
          </table:table-cell>
        </table:table-row>
        <table:table-row>
          <table:table-cell table:style-name="Tabla7.A1" office:value-type="string">
            <text:p text:style-name="Table_20_Contents">2 - Enlace</text:p>
          </table:table-cell>
          <table:table-cell table:style-name="Tabla7.A1" office:value-type="string">
            <text:p text:style-name="Table_20_Contents">Organizar bits en tramas, acceso al medio</text:p>
          </table:table-cell>
          <table:table-cell table:style-name="Tabla7.A1" office:value-type="string">
            <text:p text:style-name="Table_20_Contents">Switches, direcciones MAC</text:p>
          </table:table-cell>
        </table:table-row>
        <table:table-row>
          <table:table-cell table:style-name="Tabla7.A1" office:value-type="string">
            <text:p text:style-name="Table_20_Contents">3 - Red</text:p>
          </table:table-cell>
          <table:table-cell table:style-name="Tabla7.A1" office:value-type="string">
            <text:p text:style-name="Table_20_Contents">Enrutamiento y direccionamiento lógico</text:p>
          </table:table-cell>
          <table:table-cell table:style-name="Tabla7.A1" office:value-type="string">
            <text:p text:style-name="Table_20_Contents">Routers, IP</text:p>
          </table:table-cell>
        </table:table-row>
      </table:table>
      <text:p text:style-name="P5"/>
      <text:h text:style-name="Heading_20_2" text:outline-level="2"><text:span text:style-name="Strong_20_Emphasis"><text:span text:style-name="T1">2. Servicios de la Capa de Enlace</text:span></text:span></text:h>
      <text:h text:style-name="Heading_20_3" text:outline-level="3"><text:span text:style-name="Strong_20_Emphasis"><text:span text:style-name="T1">2.1 Funciones Principales</text:span></text:span></text:h>
      <text:list text:style-name="L2">
        <text:list-item>
          <text:p text:style-name="P6"><text:span text:style-name="Strong_20_Emphasis"><text:span text:style-name="T1">Entramado</text:span></text:span><text:span text:style-name="T1">: Encapsular datagramas en tramas</text:span></text:p>
        </text:list-item>
        <text:list-item>
          <text:p text:style-name="P6"><text:span text:style-name="Strong_20_Emphasis"><text:span text:style-name="T1">Acceso al enlace</text:span></text:span><text:span text:style-name="T1">: Protocolo de acceso al medio (MAC)</text:span></text:p>
        </text:list-item>
        <text:list-item>
          <text:p text:style-name="P6"><text:span text:style-name="Strong_20_Emphasis"><text:span text:style-name="T1">Entrega confiable</text:span></text:span><text:span text:style-name="T1">: Entre nodos adyacentes</text:span></text:p>
        </text:list-item>
        <text:list-item>
          <text:p text:style-name="P6"><text:span text:style-name="Strong_20_Emphasis"><text:span text:style-name="T1">Control de flujo</text:span></text:span><text:span text:style-name="T1">: Regular velocidad entre emisor y receptor</text:span></text:p>
        </text:list-item>
        <text:list-item>
          <text:p text:style-name="P6"><text:span text:style-name="Strong_20_Emphasis"><text:span text:style-name="T1">Detección de errores</text:span></text:span><text:span text:style-name="T1">: Causados por atenuación y ruido</text:span></text:p>
        </text:list-item>
        <text:list-item>
          <text:p text:style-name="P6"><text:span text:style-name="Strong_20_Emphasis"><text:span text:style-name="T1">Corrección de errores</text:span></text:span><text:span text:style-name="T1">: Identificar y corregir bits erróneos</text:span></text:p>
        </text:list-item>
        <text:list-item>
          <text:p text:style-name="P6"><text:span text:style-name="Strong_20_Emphasis"><text:span text:style-name="T1">Half-duplex vs Full-duplex</text:span></text:span><text:span text:style-name="T1">: Transmisión en una o ambas direcciones</text:span></text:p>
        </text:list-item>
      </text:list>
      <text:h text:style-name="Heading_20_3" text:outline-level="3"><text:span text:style-name="Strong_20_Emphasis"><text:span text:style-name="T1">2.2 Implementación</text:span></text:span></text:h>
      <text:list text:style-name="L3">
        <text:list-item>
          <text:p text:style-name="P7"><text:span text:style-name="Strong_20_Emphasis"><text:span text:style-name="T1">NIC (Tarjeta de red)</text:span></text:span><text:span text:style-name="T1">: Implementa la capa de enlace</text:span></text:p>
        </text:list-item>
        <text:list-item>
          <text:p text:style-name="P7"><text:span text:style-name="Strong_20_Emphasis"><text:span text:style-name="T1">Combinación</text:span></text:span><text:span text:style-name="T1">: Hardware + Software</text:span></text:p>
        </text:list-item>
        <text:list-item>
          <text:p text:style-name="P7"><text:span text:style-name="Strong_20_Emphasis"><text:span text:style-name="T1">Ubicación</text:span></text:span><text:span text:style-name="T1">: En cada host y router</text:span></text:p>
        </text:list-item>
      </text:list>
      <text:p text:style-name="P4"/>
      <text:h text:style-name="Heading_20_2" text:outline-level="2"><text:soft-page-break/><text:span text:style-name="Strong_20_Emphasis"><text:span text:style-name="T1">3. Detección y Corrección de Errores</text:span></text:span></text:h>
      <text:h text:style-name="Heading_20_3" text:outline-level="3"><text:span text:style-name="Strong_20_Emphasis"><text:span text:style-name="T1">3.1 Detección de Errores</text:span></text:span></text:h>
      <text:list text:style-name="L4">
        <text:list-item>
          <text:p text:style-name="P8"><text:span text:style-name="Strong_20_Emphasis"><text:span text:style-name="T1">Bit de Paridad</text:span></text:span><text:span text:style-name="T1">:</text:span></text:p>
          <text:list>
            <text:list-item>
              <text:p text:style-name="P9">Par/impar</text:p>
            </text:list-item>
            <text:list-item>
              <text:p text:style-name="P9">Detecta errores de 1 bit</text:p>
            </text:list-item>
            <text:list-item>
              <text:p text:style-name="P9">No detecta errores en cantidad par</text:p>
            </text:list-item>
          </text:list>
        </text:list-item>
        <text:list-item>
          <text:p text:style-name="P8"><text:span text:style-name="Strong_20_Emphasis"><text:span text:style-name="T1">Checksums</text:span></text:span><text:span text:style-name="T1">:</text:span></text:p>
          <text:list>
            <text:list-item>
              <text:p text:style-name="P9">Suma de verificación de datos</text:p>
            </text:list-item>
            <text:list-item>
              <text:p text:style-name="P9">Usado en Internet (TCP, UDP)</text:p>
            </text:list-item>
          </text:list>
        </text:list-item>
        <text:list-item>
          <text:p text:style-name="P8"><text:span text:style-name="Strong_20_Emphasis"><text:span text:style-name="T1">CRC (Código de Redundancia Cíclica)</text:span></text:span><text:span text:style-name="T1">:</text:span></text:p>
          <text:list>
            <text:list-item>
              <text:p text:style-name="P9">Más potente que checksum</text:p>
            </text:list-item>
            <text:list-item>
              <text:p text:style-name="P9">Usado en Ethernet, 802.11</text:p>
            </text:list-item>
            <text:list-item>
              <text:p text:style-name="P9">Basado en aritmética modular</text:p>
            </text:list-item>
          </text:list>
        </text:list-item>
      </text:list>
      <text:h text:style-name="Heading_20_3" text:outline-level="3"><text:span text:style-name="Strong_20_Emphasis"><text:span text:style-name="T1">3.2 Corrección de Errores</text:span></text:span></text:h>
      <text:list text:style-name="L5">
        <text:list-item>
          <text:p text:style-name="P10"><text:span text:style-name="Strong_20_Emphasis"><text:span text:style-name="T1">Códigos de Hamming</text:span></text:span><text:span text:style-name="T1">:</text:span></text:p>
          <text:list>
            <text:list-item>
              <text:p text:style-name="P11">Detectan y corrigen errores</text:p>
            </text:list-item>
            <text:list-item>
              <text:p text:style-name="P11">Requieren bits de redundancia</text:p>
            </text:list-item>
          </text:list>
        </text:list-item>
      </text:list>
      <text:p text:style-name="P4"/>
      <text:h text:style-name="P12" text:outline-level="2"><text:span text:style-name="Strong_20_Emphasis"><text:span text:style-name="T2">Dirección MAC (MAC Address)</text:span></text:span></text:h>
      <text:h text:style-name="P12" text:outline-level="2"><text:span text:style-name="T2">¿Qué es?</text:span></text:h>
      <text:p text:style-name="Text_20_body"><text:span text:style-name="T3">La </text:span><text:span text:style-name="Strong_20_Emphasis"><text:span text:style-name="T3">dirección MAC</text:span></text:span><text:span text:style-name="T3"> (</text:span><text:span text:style-name="Emphasis"><text:span text:style-name="T3">Media Access Control Address</text:span></text:span><text:span text:style-name="T3">) es un </text:span><text:span text:style-name="Strong_20_Emphasis"><text:span text:style-name="T3">identificador único de 48 bits</text:span></text:span><text:span text:style-name="T3"> (6 bytes) asignado a la </text:span><text:span text:style-name="Strong_20_Emphasis"><text:span text:style-name="T3">interfaz de red</text:span></text:span><text:span text:style-name="T3"> de un dispositivo. Es usada para identificar dispositivos dentro de una </text:span><text:span text:style-name="Strong_20_Emphasis"><text:span text:style-name="T3">red local (LAN)</text:span></text:span><text:span text:style-name="T3">.</text:span></text:p>
      <text:h text:style-name="P13" text:outline-level="3">📌 Características:</text:h>
      <text:list text:style-name="L6">
        <text:list-item>
          <text:p text:style-name="P14"><text:span text:style-name="Strong_20_Emphasis"><text:span text:style-name="T3">Única a nivel mundial</text:span></text:span><text:span text:style-name="T3">: Cada dirección MAC es única y está asignada por el fabricante.</text:span></text:p>
        </text:list-item>
        <text:list-item>
          <text:p text:style-name="P14"><text:span text:style-name="Strong_20_Emphasis"><text:span text:style-name="T3">Fija por hardware</text:span></text:span><text:span text:style-name="T3">: Está grabada en la memoria ROM de la tarjeta de red.</text:span></text:p>
        </text:list-item>
        <text:list-item>
          <text:p text:style-name="P14"><text:span text:style-name="Strong_20_Emphasis"><text:span text:style-name="T3">Formato</text:span></text:span><text:span text:style-name="T3">: Se expresa en hexadecimal y suele dividirse en 6 grupos:<text:line-break/>Ejemplo: </text:span><text:span text:style-name="Source_20_Text"><text:span text:style-name="T3">00:1A:2B:3C:4D:5E</text:span></text:span></text:p>
          <text:list>
            <text:list-item>
              <text:p text:style-name="P14"><text:span text:style-name="T3">Los </text:span><text:span text:style-name="Strong_20_Emphasis"><text:span text:style-name="T3">primeros 3 bytes</text:span></text:span><text:span text:style-name="T3"> indican el fabricante (OUI - </text:span><text:span text:style-name="Emphasis"><text:span text:style-name="T3">Organizationally Unique Identifier</text:span></text:span><text:span text:style-name="T3">).</text:span></text:p>
            </text:list-item>
            <text:list-item>
              <text:p text:style-name="P14"><text:span text:style-name="T3">Los </text:span><text:span text:style-name="Strong_20_Emphasis"><text:span text:style-name="T3">últimos 3 bytes</text:span></text:span><text:span text:style-name="T3"> son un número único dentro del fabricante.</text:span></text:p>
            </text:list-item>
          </text:list>
        </text:list-item>
      </text:list>
      <text:h text:style-name="P13" text:outline-level="3"><text:soft-page-break/>📌 Funciones:</text:h>
      <text:list text:style-name="L7">
        <text:list-item>
          <text:p text:style-name="P15"><text:span text:style-name="T3">Identifica de forma </text:span><text:span text:style-name="Strong_20_Emphasis"><text:span text:style-name="T3">única</text:span></text:span><text:span text:style-name="T3"> a cada dispositivo dentro de una red LAN.</text:span></text:p>
        </text:list-item>
        <text:list-item>
          <text:p text:style-name="P15"><text:span text:style-name="T3">Se usa para la </text:span><text:span text:style-name="Strong_20_Emphasis"><text:span text:style-name="T3">entrega local de tramas Ethernet</text:span></text:span><text:span text:style-name="T3">.</text:span></text:p>
        </text:list-item>
        <text:list-item>
          <text:p text:style-name="P15"><text:span text:style-name="T3">Es utilizada por el protocolo </text:span><text:span text:style-name="Strong_20_Emphasis"><text:span text:style-name="T3">ARP</text:span></text:span><text:span text:style-name="T3"> para asociar direcciones IP con direcciones MAC.</text:span></text:p>
        </text:list-item>
      </text:list>
      <text:p text:style-name="P16"/>
      <text:h text:style-name="Heading_20_2" text:outline-level="2"><text:span text:style-name="Strong_20_Emphasis"><text:span text:style-name="T4">S</text:span></text:span><text:span text:style-name="Strong_20_Emphasis"><text:span text:style-name="T3">ubnivel MAC (Protocolo de Control de Acceso al Medio)</text:span></text:span></text:h>
      <text:p text:style-name="Text_20_body"><text:span text:style-name="T3">El protocolo MAC (Media Access Control) regula </text:span><text:span text:style-name="Strong_20_Emphasis"><text:span text:style-name="T3">cómo los dispositivos en una red comparten el medio físico</text:span></text:span><text:span text:style-name="T3"> para enviar datos, evitando que se transmitan dos o más dispositivos al mismo tiempo y se produzcan colisiones.</text:span></text:p>
      <text:p text:style-name="Text_20_body"><text:span text:style-name="T3">El objetivo es que los nodos puedan </text:span><text:span text:style-name="Strong_20_Emphasis"><text:span text:style-name="T3">acceder al canal de comunicación de forma ordenada y eficiente</text:span></text:span><text:span text:style-name="T3">, especialmente en redes de medio compartido, como Ethernet o Wi-Fi.</text:span></text:p>
      <text:p text:style-name="P16"/>
      <text:h text:style-name="P13" text:outline-level="3">¿Cómo funciona?</text:h>
      <text:p text:style-name="P17">El protocolo MAC establece reglas y mecanismos para que los dispositivos:</text:p>
      <text:list text:style-name="L8">
        <text:list-item>
          <text:p text:style-name="P18">Detecten cuándo el canal está libre para transmitir.</text:p>
        </text:list-item>
        <text:list-item>
          <text:p text:style-name="P18">Esperen su turno si el canal está ocupado.</text:p>
        </text:list-item>
        <text:list-item>
          <text:p text:style-name="P19"><text:span text:style-name="T3">Manejen colisiones si se producen transmisiones simultáneas</text:span>.</text:p>
        </text:list-item>
      </text:list>
      <text:h text:style-name="P13" text:outline-level="3">Funciones principales:</text:h>
      <text:list text:style-name="L9">
        <text:list-item>
          <text:p text:style-name="P20"><text:span text:style-name="Strong_20_Emphasis"><text:span text:style-name="T3">Control de acceso al medio</text:span></text:span><text:span text:style-name="T3">: Coordina el uso del canal para evitar colisiones.</text:span></text:p>
        </text:list-item>
        <text:list-item>
          <text:p text:style-name="P20"><text:span text:style-name="Strong_20_Emphasis"><text:span text:style-name="T3">Entramado</text:span></text:span><text:span text:style-name="T3">: Encapsula datagramas IP en tramas con encabezado/tráiler MAC.</text:span></text:p>
        </text:list-item>
        <text:list-item>
          <text:p text:style-name="P20"><text:span text:style-name="Strong_20_Emphasis"><text:span text:style-name="T3">Uso de dirección MAC</text:span></text:span><text:span text:style-name="T3">: Identifica el origen y destino de las tramas.</text:span></text:p>
        </text:list-item>
        <text:list-item>
          <text:p text:style-name="P20"><text:span text:style-name="Strong_20_Emphasis"><text:span text:style-name="T3">Detección y corrección de errores</text:span></text:span><text:span text:style-name="T3"> (según tecnología).</text:span></text:p>
        </text:list-item>
        <text:list-item>
          <text:p text:style-name="P20"><text:span text:style-name="Strong_20_Emphasis"><text:span text:style-name="T3">Half-duplex vs Full-duplex</text:span></text:span><text:span text:style-name="T3">: Maneja la dirección de transmisión (una o ambas).</text:span></text:p>
        </text:list-item>
      </text:list>
      <text:h text:style-name="P13" text:outline-level="3">Clasificación de Enlaces (4.1):</text:h>
      <text:list text:style-name="L10">
        <text:list-item>
          <text:p text:style-name="P21"><text:span text:style-name="Strong_20_Emphasis"><text:span text:style-name="T3">Punto a Punto</text:span></text:span><text:span text:style-name="T3">:</text:span></text:p>
          <text:list>
            <text:list-item>
              <text:p text:style-name="P22">Conexión directa entre dos nodos.</text:p>
            </text:list-item>
            <text:list-item>
              <text:p text:style-name="P22">Ejemplo: PPP (Point-to-Point Protocol).</text:p>
            </text:list-item>
          </text:list>
        </text:list-item>
        <text:list-item>
          <text:p text:style-name="P21"><text:span text:style-name="Strong_20_Emphasis"><text:span text:style-name="T3">Enlaces de Difusión (Broadcast)</text:span></text:span><text:span text:style-name="T3">:</text:span></text:p>
          <text:list>
            <text:list-item>
              <text:p text:style-name="P22">Varios nodos comparten el mismo canal.</text:p>
            </text:list-item>
            <text:list-item>
              <text:p text:style-name="P22">Requiere protocolo MAC para evitar conflictos.</text:p>
            </text:list-item>
          </text:list>
        </text:list-item>
      </text:list>
      <text:h text:style-name="P13" text:outline-level="3"><text:soft-page-break/><text:s/>MAC Ideal (4.2):</text:h>
      <text:p text:style-name="P17">Un protocolo MAC ideal debería:</text:p>
      <text:list text:style-name="L11">
        <text:list-item>
          <text:p text:style-name="P23"><text:span text:style-name="T3">Si </text:span><text:span text:style-name="Strong_20_Emphasis"><text:span text:style-name="T3">1 nodo</text:span></text:span><text:span text:style-name="T3"> transmite: obtiene todo el ancho de banda RRR.</text:span></text:p>
        </text:list-item>
        <text:list-item>
          <text:p text:style-name="P23"><text:span text:style-name="T3">Si </text:span><text:span text:style-name="Strong_20_Emphasis"><text:span text:style-name="T3">M nodos</text:span></text:span><text:span text:style-name="T3"> transmiten simultáneamente: cada uno obtiene R/MR/MR/M.</text:span></text:p>
        </text:list-item>
        <text:list-item>
          <text:p text:style-name="P23"><text:span text:style-name="T3">Ser </text:span><text:span text:style-name="Strong_20_Emphasis"><text:span text:style-name="T3">descentralizado</text:span></text:span><text:span text:style-name="T3">, </text:span><text:span text:style-name="Strong_20_Emphasis"><text:span text:style-name="T3">simple</text:span></text:span><text:span text:style-name="T3"> y </text:span><text:span text:style-name="Strong_20_Emphasis"><text:span text:style-name="T3">económico</text:span></text:span><text:span text:style-name="T3">.</text:span></text:p>
        </text:list-item>
      </text:list>
      <text:h text:style-name="P13" text:outline-level="3">Tipos de Protocolos MAC (4.3):</text:h>
      <text:h text:style-name="Heading_20_4" text:outline-level="4"><text:span text:style-name="T3">🔹 </text:span><text:span text:style-name="Strong_20_Emphasis"><text:span text:style-name="T3">Partición del canal (División del canal):</text:span></text:span></text:h>
      <text:list text:style-name="L12">
        <text:list-item>
          <text:p text:style-name="P24"><text:span text:style-name="Strong_20_Emphasis"><text:span text:style-name="T3">TDMA (Time Division Multiple Access)</text:span></text:span><text:span text:style-name="T3">: Tiempo compartido.</text:span></text:p>
        </text:list-item>
        <text:list-item>
          <text:p text:style-name="P24"><text:span text:style-name="Strong_20_Emphasis"><text:span text:style-name="T3">FDMA (Frequency Division Multiple Access)</text:span></text:span><text:span text:style-name="T3">: Frecuencia compartida.</text:span></text:p>
        </text:list-item>
        <text:list-item>
          <text:p text:style-name="P24"><text:span text:style-name="Strong_20_Emphasis"><text:span text:style-name="T3">CDMA (Code Division Multiple Access)</text:span></text:span><text:span text:style-name="T3">: Código compartido.</text:span></text:p>
        </text:list-item>
      </text:list>
      <text:h text:style-name="Heading_20_4" text:outline-level="4"><text:span text:style-name="T3">🔹 </text:span><text:span text:style-name="Strong_20_Emphasis"><text:span text:style-name="T3">Acceso Aleatorio (sin control central):</text:span></text:span></text:h>
      <text:list text:style-name="L13">
        <text:list-item>
          <text:p text:style-name="P25"><text:span text:style-name="Strong_20_Emphasis"><text:span text:style-name="T3">ALOHA</text:span></text:span><text:span text:style-name="T3"> (puro y ranurado)</text:span></text:p>
        </text:list-item>
        <text:list-item>
          <text:p text:style-name="P25"><text:span text:style-name="Strong_20_Emphasis"><text:span text:style-name="T3">CSMA</text:span></text:span><text:span text:style-name="T3"> (Carrier Sense Multiple Access)</text:span></text:p>
        </text:list-item>
        <text:list-item>
          <text:p text:style-name="P25"><text:span text:style-name="Strong_20_Emphasis"><text:span text:style-name="T3">CSMA/CD</text:span></text:span><text:span text:style-name="T3"> (con Detección de Colisiones, usado en Ethernet clásico)</text:span></text:p>
        </text:list-item>
        <text:list-item>
          <text:p text:style-name="P25"><text:span text:style-name="Strong_20_Emphasis"><text:span text:style-name="T3">CSMA/CA</text:span></text:span><text:span text:style-name="T3"> (con Prevención de Colisiones, usado en Wi-Fi)</text:span></text:p>
        </text:list-item>
      </text:list>
      <text:h text:style-name="Heading_20_4" text:outline-level="4"><text:span text:style-name="T3">🔹 </text:span><text:span text:style-name="Strong_20_Emphasis"><text:span text:style-name="T3">Por Turnos:</text:span></text:span></text:h>
      <text:list text:style-name="L14">
        <text:list-item>
          <text:p text:style-name="P26"><text:span text:style-name="Strong_20_Emphasis"><text:span text:style-name="T3">Polling</text:span></text:span><text:span text:style-name="T3">: Un nodo central interroga a cada nodo para ver si desea transmitir.</text:span></text:p>
        </text:list-item>
        <text:list-item>
          <text:p text:style-name="P26"><text:span text:style-name="Strong_20_Emphasis"><text:span text:style-name="T3">Token Ring</text:span></text:span><text:span text:style-name="T3">: Un token (permiso) circula entre los nodos para controlar el acceso.</text:span></text:p>
        </text:list-item>
      </text:list>
      <text:p text:style-name="P5"><text:span text:style-name="Strong_20_Emphasis"><text:span text:style-name="T3"/></text:span></text:p>
      <text:h text:style-name="Heading_20_2" text:outline-level="2"><text:span text:style-name="Strong_20_Emphasis"><text:span text:style-name="T1">5. Protocolos de Acceso Aleatorio</text:span></text:span></text:h>
      <text:h text:style-name="Heading_20_3" text:outline-level="3"><text:span text:style-name="Strong_20_Emphasis"><text:span text:style-name="T1">5.1 ALOHA</text:span></text:span></text:h>
      <text:list text:style-name="L15">
        <text:list-item>
          <text:p text:style-name="P27"><text:span text:style-name="Strong_20_Emphasis"><text:span text:style-name="T1">Puro</text:span></text:span><text:span text:style-name="T1">:</text:span></text:p>
          <text:list>
            <text:list-item>
              <text:p text:style-name="P28">Transmite cuando hay datos</text:p>
            </text:list-item>
            <text:list-item>
              <text:p text:style-name="P28">Retransmite si colisión</text:p>
            </text:list-item>
          </text:list>
        </text:list-item>
        <text:list-item>
          <text:p text:style-name="P27"><text:span text:style-name="Strong_20_Emphasis"><text:span text:style-name="T1">Ranurado</text:span></text:span><text:span text:style-name="T1">:</text:span></text:p>
          <text:list>
            <text:list-item>
              <text:p text:style-name="P28">Divide tiempo en slots</text:p>
            </text:list-item>
            <text:list-item>
              <text:p text:style-name="P28">Transmisión solo al inicio del slot</text:p>
            </text:list-item>
          </text:list>
        </text:list-item>
      </text:list>
      <text:h text:style-name="Heading_20_3" text:outline-level="3"><text:span text:style-name="Strong_20_Emphasis"><text:span text:style-name="T1">5.2 CSMA (Carrier Sense Multiple Access)</text:span></text:span></text:h>
      <text:list text:style-name="L16">
        <text:list-item>
          <text:p text:style-name="P29">"Escuchar antes de hablar"</text:p>
        </text:list-item>
        <text:list-item>
          <text:p text:style-name="P29">Tipos:</text:p>
          <text:list>
            <text:list-item>
              <text:p text:style-name="P29"><text:soft-page-break/>1-persistente, no-persistente, p-persistente</text:p>
            </text:list-item>
          </text:list>
        </text:list-item>
      </text:list>
      <text:h text:style-name="Heading_20_3" text:outline-level="3"><text:span text:style-name="Strong_20_Emphasis"><text:span text:style-name="T1">5.3 CSMA/CD</text:span></text:span></text:h>
      <text:list text:style-name="L17">
        <text:list-item>
          <text:p text:style-name="P30">"Escuchar mientras hablas"</text:p>
        </text:list-item>
        <text:list-item>
          <text:p text:style-name="P30">Detecta colisiones, aborta transmisión</text:p>
        </text:list-item>
        <text:list-item>
          <text:p text:style-name="P30">Usado en Ethernet</text:p>
        </text:list-item>
        <text:list-item>
          <text:p text:style-name="P31"><text:span text:style-name="Strong_20_Emphasis"><text:span text:style-name="T1">Algoritmo Backoff Exponencial</text:span></text:span></text:p>
        </text:list-item>
      </text:list>
      <text:p text:style-name="P4"/>
      <text:h text:style-name="Heading_20_2" text:outline-level="2"><text:span text:style-name="Strong_20_Emphasis"><text:span text:style-name="T1">6. LAN y Tipos de Red</text:span></text:span></text:h>
      <text:h text:style-name="Heading_20_3" text:outline-level="3"><text:span text:style-name="Strong_20_Emphasis"><text:span text:style-name="T1">6.1 Tipos de Red</text:span></text:span></text:h>
      <text:list text:style-name="L18">
        <text:list-item>
          <text:p text:style-name="P32"><text:span text:style-name="Strong_20_Emphasis"><text:span text:style-name="T1">LAN</text:span></text:span><text:span text:style-name="T1">: Área local</text:span></text:p>
        </text:list-item>
        <text:list-item>
          <text:p text:style-name="P32"><text:span text:style-name="Strong_20_Emphasis"><text:span text:style-name="T1">PAN</text:span></text:span><text:span text:style-name="T1">: Área personal</text:span></text:p>
        </text:list-item>
        <text:list-item>
          <text:p text:style-name="P32"><text:span text:style-name="Strong_20_Emphasis"><text:span text:style-name="T1">MAN</text:span></text:span><text:span text:style-name="T1">: Área metropolitana</text:span></text:p>
        </text:list-item>
        <text:list-item>
          <text:p text:style-name="P32"><text:span text:style-name="Strong_20_Emphasis"><text:span text:style-name="T1">WAN</text:span></text:span><text:span text:style-name="T1">: Área amplia</text:span></text:p>
        </text:list-item>
      </text:list>
      <text:h text:style-name="Heading_20_3" text:outline-level="3"><text:span text:style-name="Strong_20_Emphasis"><text:span text:style-name="T1">6.2 Direccionamiento</text:span></text:span></text:h>
      <text:list text:style-name="L19">
        <text:list-item>
          <text:p text:style-name="P33"><text:span text:style-name="Strong_20_Emphasis"><text:span text:style-name="T1">MAC</text:span></text:span><text:span text:style-name="T1">:</text:span></text:p>
          <text:list>
            <text:list-item>
              <text:p text:style-name="P34">48 bits, formato XX:XX:XX:XX:XX:XX</text:p>
            </text:list-item>
            <text:list-item>
              <text:p text:style-name="P34">Plana, única</text:p>
            </text:list-item>
          </text:list>
        </text:list-item>
        <text:list-item>
          <text:p text:style-name="P33"><text:span text:style-name="Strong_20_Emphasis"><text:span text:style-name="T1">IP</text:span></text:span><text:span text:style-name="T1">:</text:span></text:p>
          <text:list>
            <text:list-item>
              <text:p text:style-name="P34">Jerárquica, 32 bits en IPv4</text:p>
            </text:list-item>
          </text:list>
        </text:list-item>
      </text:list>
      <text:p text:style-name="P4"/>
      <text:h text:style-name="Heading_20_2" text:outline-level="2"><text:span text:style-name="Strong_20_Emphasis"><text:span text:style-name="T1">7. Ethernet</text:span></text:span></text:h>
      <text:h text:style-name="Heading_20_3" text:outline-level="3"><text:span text:style-name="Strong_20_Emphasis"><text:span text:style-name="T1">7.1 </text:span></text:span><text:span text:style-name="Strong_20_Emphasis"><text:span text:style-name="T5">¿Que es? </text:span></text:span></text:h>
      <text:p text:style-name="P5"><text:span text:style-name="Strong_20_Emphasis">Ethernet</text:span> es una tecnología de red de área local (LAN) que define cómo se comunican los dispositivos a través de un medio físico compartido (cableado o inalámbrico). Es el estándar dominante en redes LAN.</text:p>
      <text:list text:style-name="L20">
        <text:list-item>
          <text:p text:style-name="P35"><text:span text:style-name="T1">Estándar definido por el </text:span><text:span text:style-name="Strong_20_Emphasis"><text:span text:style-name="T1">IEEE 802.3</text:span></text:span><text:span text:style-name="T1">.</text:span></text:p>
        </text:list-item>
        <text:list-item>
          <text:p text:style-name="P35"><text:span text:style-name="T1">Opera principalmente en la </text:span><text:span text:style-name="Strong_20_Emphasis"><text:span text:style-name="T1">capa física (capa 1)</text:span></text:span><text:span text:style-name="T1"> y la </text:span><text:span text:style-name="Strong_20_Emphasis"><text:span text:style-name="T1">capa de enlace de datos (capa 2)</text:span></text:span><text:span text:style-name="T1"> del modelo OSI.</text:span></text:p>
        </text:list-item>
        <text:list-item>
          <text:p text:style-name="P35"><text:span text:style-name="T1">Utiliza </text:span><text:span text:style-name="Strong_20_Emphasis"><text:span text:style-name="T1">direcciones MAC</text:span></text:span><text:span text:style-name="T1"> para identificar dispositivos.</text:span></text:p>
        </text:list-item>
      </text:list>
      <text:h text:style-name="Heading_20_2" text:outline-level="2"><text:soft-page-break/><text:span text:style-name="T3">Componentes y Arquitectura</text:span></text:h>
      <text:list text:style-name="L21">
        <text:list-item>
          <text:p text:style-name="P36"><text:span text:style-name="Strong_20_Emphasis">Estaciones (hosts)</text:span>: PCs, impresoras, servidores.</text:p>
        </text:list-item>
        <text:list-item>
          <text:p text:style-name="P36"><text:span text:style-name="Strong_20_Emphasis">Switches</text:span>: Conmutan tramas Ethernet basadas en MAC.</text:p>
        </text:list-item>
        <text:list-item>
          <text:p text:style-name="P36"><text:span text:style-name="Strong_20_Emphasis">NIC (Network Interface Card)</text:span>: Tarjeta de red que implementa Ethernet en un host.</text:p>
        </text:list-item>
        <text:list-item>
          <text:p text:style-name="P36"><text:span text:style-name="Strong_20_Emphasis">Cables</text:span>: UTP (Cat 5e/6/6a/7), fibra óptica, coaxial (en desuso).</text:p>
        </text:list-item>
      </text:list>
      <text:p text:style-name="Text_20_body"><text:span text:style-name="T1"/></text:p>
      <text:h text:style-name="P37" text:outline-level="3"><text:span text:style-name="Strong_20_Emphasis"><text:span text:style-name="T1">7.2 Topologías</text:span></text:span></text:h>
      <text:list text:style-name="L22">
        <text:list-item>
          <text:p text:style-name="P38"><text:span text:style-name="Strong_20_Emphasis"><text:span text:style-name="T1">Bus:</text:span></text:span><text:span text:style-name="T1"> Cable coaxial</text:span></text:p>
        </text:list-item>
        <text:list-item>
          <text:p text:style-name="P38"><text:span text:style-name="Strong_20_Emphasis"><text:span text:style-name="T1">Estrella:</text:span></text:span><text:span text:style-name="T1"> Switch/Hub central</text:span></text:p>
        </text:list-item>
      </text:list>
      <text:h text:style-name="Heading_20_3" text:outline-level="3"><text:span text:style-name="Strong_20_Emphasis"><text:span text:style-name="T1">7.3 Trama Ethernet</text:span>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P39">Preámbulo</text:p>
            </table:table-cell>
            <table:table-cell table:style-name="Tabla1.A1" office:value-type="string">
              <text:p text:style-name="P39">Destino</text:p>
            </table:table-cell>
            <table:table-cell table:style-name="Tabla1.A1" office:value-type="string">
              <text:p text:style-name="P39">Origen</text:p>
            </table:table-cell>
            <table:table-cell table:style-name="Tabla1.A1" office:value-type="string">
              <text:p text:style-name="P39">Tipo</text:p>
            </table:table-cell>
            <table:table-cell table:style-name="Tabla1.A1" office:value-type="string">
              <text:p text:style-name="P39">Datos</text:p>
            </table:table-cell>
            <table:table-cell table:style-name="Tabla1.A1" office:value-type="string">
              <text:p text:style-name="P39">CRC</text:p>
            </table:table-cell>
          </table:table-row>
        </table:table-header-rows>
        <table:table-row>
          <table:table-cell table:style-name="Tabla1.A1" office:value-type="string">
            <text:p text:style-name="P40">8 bytes</text:p>
          </table:table-cell>
          <table:table-cell table:style-name="Tabla1.A1" office:value-type="string">
            <text:p text:style-name="P40">6</text:p>
          </table:table-cell>
          <table:table-cell table:style-name="Tabla1.A1" office:value-type="string">
            <text:p text:style-name="P40">6</text:p>
          </table:table-cell>
          <table:table-cell table:style-name="Tabla1.A1" office:value-type="string">
            <text:p text:style-name="P40">2</text:p>
          </table:table-cell>
          <table:table-cell table:style-name="Tabla1.A1" office:value-type="string">
            <text:p text:style-name="P40">46-1500</text:p>
          </table:table-cell>
          <table:table-cell table:style-name="Tabla1.A1" office:value-type="string">
            <text:p text:style-name="P40">4</text:p>
          </table:table-cell>
        </table:table-row>
      </table:table>
      <text:h text:style-name="Heading_20_3" text:outline-level="3"><text:span text:style-name="Strong_20_Emphasis"><text:span text:style-name="T1">7.4 Direcciones MAC</text:span></text:span></text:h>
      <text:list text:style-name="L23">
        <text:list-item>
          <text:p text:style-name="P41">Unicast (LSB=0), Multicast (LSB=1), Broadcast (FF:FF:FF:FF:FF:FF)</text:p>
        </text:list-item>
      </text:list>
      <text:p text:style-name="Text_20_body"><text:span text:style-name="T3">La dirección de </text:span><text:span text:style-name="Strong_20_Emphasis"><text:span text:style-name="T3">broadcast</text:span></text:span><text:span text:style-name="T3"> en la </text:span><text:span text:style-name="Strong_20_Emphasis"><text:span text:style-name="T3">capa de enlace de datos (nivel 2)</text:span></text:span><text:span text:style-name="T3">, específicamente en </text:span><text:span text:style-name="Strong_20_Emphasis"><text:span text:style-name="T3">Ethernet</text:span></text:span><text:span text:style-name="T3">, es:</text:span></text:p>
      <text:p text:style-name="P42"><text:span text:style-name="Source_20_Text"><text:span text:style-name="T3">FF:FF:FF:FF:FF:FF</text:span></text:span></text:p>
      <text:p text:style-name="Text_20_body"><text:span text:style-name="T3">Es una </text:span><text:span text:style-name="Strong_20_Emphasis"><text:span text:style-name="T3">dirección MAC especial de 48 bits</text:span></text:span><text:span text:style-name="T3"> donde todos los bits están en 1 (valor hexadecimal </text:span><text:span text:style-name="Source_20_Text"><text:span text:style-name="T3">FF</text:span></text:span><text:span text:style-name="T3"> = binario </text:span><text:span text:style-name="Source_20_Text"><text:span text:style-name="T3">11111111</text:span></text:span><text:span text:style-name="T3">).</text:span></text:p>
      <text:p text:style-name="P16"/>
      <text:h text:style-name="P13" text:outline-level="3">¿Qué función cumple?</text:h>
      <text:p text:style-name="Text_20_body"><text:span text:style-name="T3">La función principal es permitir el </text:span><text:span text:style-name="Strong_20_Emphasis"><text:span text:style-name="T3">envío de una trama a todos los dispositivos</text:span></text:span><text:span text:style-name="T3"> dentro de una </text:span><text:span text:style-name="Strong_20_Emphasis"><text:span text:style-name="T3">red local (LAN)</text:span></text:span><text:span text:style-name="T3">.</text:span></text:p>
      <text:h text:style-name="P43" text:outline-level="4">Es utilizada para:</text:h>
      <text:list text:style-name="L24">
        <text:list-item>
          <text:p text:style-name="P44"><text:span text:style-name="Strong_20_Emphasis"><text:span text:style-name="T3">Descubrimiento de dispositivos</text:span></text:span><text:span text:style-name="T3"> (por ejemplo, ARP envia tramas a esta dirección para resolver una IP desconocida).</text:span></text:p>
        </text:list-item>
        <text:list-item>
          <text:p text:style-name="P44"><text:span text:style-name="Strong_20_Emphasis"><text:span text:style-name="T3">Difusión de información de control</text:span></text:span><text:span text:style-name="T3"> o mensajes de red que todos deben recibir.</text:span></text:p>
        </text:list-item>
        <text:list-item>
          <text:p text:style-name="P44"><text:span text:style-name="Strong_20_Emphasis"><text:span text:style-name="T3">Protocolos que no conocen la MAC de destino aún</text:span></text:span><text:span text:style-name="T3">, como DHCP al inicio de una conexión.</text:span></text:p>
        </text:list-item>
      </text:list>
      <text:h text:style-name="P37" text:outline-level="3"><text:soft-page-break/><text:span text:style-name="Strong_20_Emphasis"><text:span text:style-name="T6">7.5 ARP (Address Resolution Protocol)</text:span></text:span></text:h>
      <text:h text:style-name="P45" text:outline-level="3">¿Qué es ARP?</text:h>
      <text:p text:style-name="Text_20_body"><text:span text:style-name="Strong_20_Emphasis"><text:span text:style-name="T3">ARP (Address Resolution Protocol)</text:span></text:span><text:span text:style-name="T3"> es un protocolo de la </text:span><text:span text:style-name="Strong_20_Emphasis"><text:span text:style-name="T3">capa de enlace (capa 2) y red (capa 3)</text:span></text:span><text:span text:style-name="T3"> que permite </text:span><text:span text:style-name="Strong_20_Emphasis"><text:span text:style-name="T3">resolver direcciones IP a direcciones MAC</text:span></text:span><text:span text:style-name="T3"> dentro de una red local (LAN).</text:span></text:p>
      <text:p text:style-name="P5">Su función principal es:</text:p>
      <text:list text:style-name="L25">
        <text:list-item>
          <text:p text:style-name="P46">Dado que la comunicación en una LAN se realiza usando direcciones físicas (MAC), pero las aplicaciones y protocolos IP trabajan con direcciones lógicas (IP),</text:p>
        </text:list-item>
        <text:list-item>
          <text:p text:style-name="P47"><text:span text:style-name="T1">ARP traduce o mapea la dirección IP destino a su correspondiente dirección MAC para que la trama Ethernet pueda ser correctamente enviada al dispositivo correcto dentro de la LAN.</text:span></text:p>
        </text:list-item>
      </text:list>
      <text:h text:style-name="Heading_20_2" text:outline-level="2"><text:span text:style-name="Strong_20_Emphasis"><text:span text:style-name="T3">¿Dónde y cuándo se usa?</text:span></text:span></text:h>
      <text:list text:style-name="L26">
        <text:list-item>
          <text:p text:style-name="P48"><text:span text:style-name="T3">Se utiliza cuando </text:span><text:span text:style-name="Strong_20_Emphasis"><text:span text:style-name="T3">un host quiere enviar un paquete IP a otro host en la misma red</text:span></text:span><text:span text:style-name="T3">, pero </text:span><text:span text:style-name="Strong_20_Emphasis"><text:span text:style-name="T3">sólo conoce su dirección IP</text:span></text:span><text:span text:style-name="T3">, no su dirección MAC.</text:span></text:p>
        </text:list-item>
        <text:list-item>
          <text:p text:style-name="P48"><text:span text:style-name="T3">Es fundamental en redes </text:span><text:span text:style-name="Strong_20_Emphasis"><text:span text:style-name="T3">Ethernet</text:span></text:span><text:span text:style-name="T3"> y otras tecnologías de broadcast en la capa de enlace.</text:span></text:p>
        </text:list-item>
      </text:list>
      <text:h text:style-name="P49" text:outline-level="2"><text:span text:style-name="Strong_20_Emphasis"><text:span text:style-name="T3">Funcionamiento de ARP: Paso a Paso</text:span></text:span></text:h>
      <text:list text:style-name="L27">
        <text:list-item>
          <text:p text:style-name="P50"><text:span text:style-name="Strong_20_Emphasis"><text:span text:style-name="T3">Consulta ARP (ARP Request):</text:span></text:span></text:p>
          <text:list>
            <text:list-item>
              <text:p text:style-name="P51">El host emisor revisa su caché ARP.</text:p>
            </text:list-item>
            <text:list-item>
              <text:p text:style-name="P50"><text:span text:style-name="T3">Si no encuentra la MAC, </text:span><text:span text:style-name="Strong_20_Emphasis"><text:span text:style-name="T3">envía un mensaje de difusión (broadcast)</text:span></text:span><text:span text:style-name="T3"> con una </text:span><text:span text:style-name="Strong_20_Emphasis"><text:span text:style-name="T3">trama ARP Request</text:span></text:span><text:span text:style-name="T3">:</text:span></text:p>
              <text:p text:style-name="P52">“¿Quién tiene la IP 192.168.1.10? Por favor, respóndeme con tu MAC.”</text:p>
            </text:list-item>
            <text:list-item>
              <text:p text:style-name="P50"><text:span text:style-name="T3">Esta trama tiene como dirección MAC de destino: </text:span><text:span text:style-name="Source_20_Text"><text:span text:style-name="T3">FF:FF:FF:FF:FF:FF</text:span></text:span><text:span text:style-name="T3">.</text:span></text:p>
            </text:list-item>
          </text:list>
        </text:list-item>
        <text:list-item>
          <text:p text:style-name="P50"><text:span text:style-name="Strong_20_Emphasis"><text:span text:style-name="T3">Respuesta ARP (ARP Reply):</text:span></text:span></text:p>
          <text:list>
            <text:list-item>
              <text:p text:style-name="P50"><text:span text:style-name="T3">El host con esa IP responde con su dirección MAC en una </text:span><text:span text:style-name="Strong_20_Emphasis"><text:span text:style-name="T3">trama unicast</text:span></text:span><text:span text:style-name="T3">:</text:span></text:p>
              <text:p text:style-name="P52">“Yo tengo la IP 192.168.1.10. Mi MAC es AA:BB:CC:DD:EE:FF.”</text:p>
            </text:list-item>
          </text:list>
        </text:list-item>
        <text:list-item>
          <text:p text:style-name="P50"><text:span text:style-name="Strong_20_Emphasis"><text:span text:style-name="T3">Actualización de caché:</text:span></text:span></text:p>
          <text:list>
            <text:list-item>
              <text:p text:style-name="P50"><text:span text:style-name="T3">El host que envió la solicitud </text:span><text:span text:style-name="Strong_20_Emphasis"><text:span text:style-name="T3">almacena el par IP–MAC</text:span></text:span><text:span text:style-name="T3"> en su </text:span><text:span text:style-name="Strong_20_Emphasis"><text:span text:style-name="T3">tabla ARP</text:span></text:span><text:span text:style-name="T3"> (caché) por un tiempo limitado (ej: 20 minutos).</text:span></text:p>
            </text:list-item>
          </text:list>
        </text:list-item>
      </text:list>
      <text:p text:style-name="P16"/>
      <text:h text:style-name="Heading_20_2" text:outline-level="2"><text:soft-page-break/><text:span text:style-name="T3">🧱 </text:span><text:span text:style-name="Strong_20_Emphasis"><text:span text:style-name="T3">Estructura de una Trama ARP</text:span>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53">Campo</text:p>
            </table:table-cell>
            <table:table-cell table:style-name="Tabla3.A1" office:value-type="string">
              <text:p text:style-name="P53">Tamaño</text:p>
            </table:table-cell>
            <table:table-cell table:style-name="Tabla3.A1" office:value-type="string">
              <text:p text:style-name="P53">Descripción</text:p>
            </table:table-cell>
          </table:table-row>
        </table:table-header-rows>
        <table:table-row>
          <table:table-cell table:style-name="Tabla3.A1" office:value-type="string">
            <text:p text:style-name="P54">Tipo de hardware</text:p>
          </table:table-cell>
          <table:table-cell table:style-name="Tabla3.A1" office:value-type="string">
            <text:p text:style-name="P54">2 bytes</text:p>
          </table:table-cell>
          <table:table-cell table:style-name="Tabla3.A1" office:value-type="string">
            <text:p text:style-name="P54">Ethernet = 1</text:p>
          </table:table-cell>
        </table:table-row>
        <table:table-row>
          <table:table-cell table:style-name="Tabla3.A1" office:value-type="string">
            <text:p text:style-name="P54">Tipo de protocolo</text:p>
          </table:table-cell>
          <table:table-cell table:style-name="Tabla3.A1" office:value-type="string">
            <text:p text:style-name="P54">2 bytes</text:p>
          </table:table-cell>
          <table:table-cell table:style-name="Tabla3.A1" office:value-type="string">
            <text:p text:style-name="P54">IP = 0x0800</text:p>
          </table:table-cell>
        </table:table-row>
        <table:table-row>
          <table:table-cell table:style-name="Tabla3.A1" office:value-type="string">
            <text:p text:style-name="P54">Longitud de HW</text:p>
          </table:table-cell>
          <table:table-cell table:style-name="Tabla3.A1" office:value-type="string">
            <text:p text:style-name="P54">1 byte</text:p>
          </table:table-cell>
          <table:table-cell table:style-name="Tabla3.A1" office:value-type="string">
            <text:p text:style-name="P54">Longitud dirección MAC (6)</text:p>
          </table:table-cell>
        </table:table-row>
        <table:table-row>
          <table:table-cell table:style-name="Tabla3.A1" office:value-type="string">
            <text:p text:style-name="P54">Longitud de protocolo</text:p>
          </table:table-cell>
          <table:table-cell table:style-name="Tabla3.A1" office:value-type="string">
            <text:p text:style-name="P54">1 byte</text:p>
          </table:table-cell>
          <table:table-cell table:style-name="Tabla3.A1" office:value-type="string">
            <text:p text:style-name="P54">Longitud dirección IP (4)</text:p>
          </table:table-cell>
        </table:table-row>
        <table:table-row>
          <table:table-cell table:style-name="Tabla3.A1" office:value-type="string">
            <text:p text:style-name="P54">Código de operación</text:p>
          </table:table-cell>
          <table:table-cell table:style-name="Tabla3.A1" office:value-type="string">
            <text:p text:style-name="P54">2 bytes</text:p>
          </table:table-cell>
          <table:table-cell table:style-name="Tabla3.A1" office:value-type="string">
            <text:p text:style-name="P54">1 = request, 2 = reply</text:p>
          </table:table-cell>
        </table:table-row>
        <table:table-row>
          <table:table-cell table:style-name="Tabla3.A1" office:value-type="string">
            <text:p text:style-name="P54">Dirección MAC origen</text:p>
          </table:table-cell>
          <table:table-cell table:style-name="Tabla3.A1" office:value-type="string">
            <text:p text:style-name="P54">6 bytes</text:p>
          </table:table-cell>
          <table:table-cell table:style-name="Tabla3.A1" office:value-type="string">
            <text:p text:style-name="P54">MAC del emisor</text:p>
          </table:table-cell>
        </table:table-row>
        <table:table-row>
          <table:table-cell table:style-name="Tabla3.A1" office:value-type="string">
            <text:p text:style-name="P54">Dirección IP origen</text:p>
          </table:table-cell>
          <table:table-cell table:style-name="Tabla3.A1" office:value-type="string">
            <text:p text:style-name="P54">4 bytes</text:p>
          </table:table-cell>
          <table:table-cell table:style-name="Tabla3.A1" office:value-type="string">
            <text:p text:style-name="P54">IP del emisor</text:p>
          </table:table-cell>
        </table:table-row>
        <table:table-row>
          <table:table-cell table:style-name="Tabla3.A1" office:value-type="string">
            <text:p text:style-name="P54">Dirección MAC destino</text:p>
          </table:table-cell>
          <table:table-cell table:style-name="Tabla3.A1" office:value-type="string">
            <text:p text:style-name="P54">6 bytes</text:p>
          </table:table-cell>
          <table:table-cell table:style-name="Tabla3.A1" office:value-type="string">
            <text:p text:style-name="P54">MAC del receptor (0s en request)</text:p>
          </table:table-cell>
        </table:table-row>
        <table:table-row>
          <table:table-cell table:style-name="Tabla3.A1" office:value-type="string">
            <text:p text:style-name="P54">Dirección IP destino</text:p>
          </table:table-cell>
          <table:table-cell table:style-name="Tabla3.A1" office:value-type="string">
            <text:p text:style-name="P54">4 bytes</text:p>
          </table:table-cell>
          <table:table-cell table:style-name="Tabla3.A1" office:value-type="string">
            <text:p text:style-name="P54">IP del receptor</text:p>
          </table:table-cell>
        </table:table-row>
      </table:table>
      <text:p text:style-name="P16"/>
      <text:h text:style-name="Heading_20_2" text:outline-level="2"><text:span text:style-name="T3">💾 </text:span><text:span text:style-name="Strong_20_Emphasis"><text:span text:style-name="T3">Caché ARP (ARP Table)</text:span></text:span></text:h>
      <text:list text:style-name="L28">
        <text:list-item>
          <text:p text:style-name="P55">Mecanismo de almacenamiento temporal para evitar solicitudes repetidas.</text:p>
        </text:list-item>
        <text:list-item>
          <text:p text:style-name="P55">Contiene pares IP ↔ MAC.</text:p>
        </text:list-item>
        <text:list-item>
          <text:p text:style-name="P55">Puede ser consultada o manipulada por comandos:</text:p>
          <text:list>
            <text:list-item>
              <text:p text:style-name="P56"><text:span text:style-name="T3">En Linux: </text:span><text:span text:style-name="Source_20_Text"><text:span text:style-name="T3">ip neigh</text:span></text:span><text:span text:style-name="T3"> o </text:span><text:span text:style-name="Source_20_Text"><text:span text:style-name="T3">arp -n</text:span></text:span></text:p>
            </text:list-item>
            <text:list-item>
              <text:p text:style-name="P56"><text:span text:style-name="T3">En Windows: </text:span><text:span text:style-name="Source_20_Text"><text:span text:style-name="T3">arp -a</text:span></text:span></text:p>
            </text:list-item>
          </text:list>
        </text:list-item>
      </text:list>
      <text:p text:style-name="P16"/>
      <text:h text:style-name="Heading_20_2" text:outline-level="2"><text:span text:style-name="T3">⚠️ </text:span><text:span text:style-name="Strong_20_Emphasis"><text:span text:style-name="T3">Problemas de ARP</text:span></text:span></text:h>
      <text:h text:style-name="Heading_20_3" text:outline-level="3"><text:span text:style-name="T3">1. </text:span><text:span text:style-name="Strong_20_Emphasis"><text:span text:style-name="T3">ARP Spoofing / Poisoning</text:span></text:span></text:h>
      <text:list text:style-name="L29">
        <text:list-item>
          <text:p text:style-name="P57">Un atacante envía respuestas ARP falsas para asociar su MAC con la IP de otro host (como el gateway).</text:p>
        </text:list-item>
        <text:list-item>
          <text:p text:style-name="P57">Permite ataques como:</text:p>
          <text:list>
            <text:list-item>
              <text:p text:style-name="P57">Intercepción (MITM)</text:p>
            </text:list-item>
            <text:list-item>
              <text:p text:style-name="P57">Suplantación de identidad</text:p>
            </text:list-item>
          </text:list>
        </text:list-item>
      </text:list>
      <text:h text:style-name="Heading_20_3" text:outline-level="3"><text:span text:style-name="T3">2. </text:span><text:span text:style-name="Strong_20_Emphasis"><text:span text:style-name="T3">Sin autenticación</text:span></text:span></text:h>
      <text:list text:style-name="L30">
        <text:list-item>
          <text:p text:style-name="P58">ARP no tiene mecanismos para verificar que la respuesta proviene del host legítimo.</text:p>
        </text:list-item>
      </text:list>
      <text:p text:style-name="P16"/>
      <text:h text:style-name="Heading_20_2" text:outline-level="2"><text:soft-page-break/><text:span text:style-name="T3">🔐 </text:span><text:span text:style-name="Strong_20_Emphasis"><text:span text:style-name="T3">ARP Seguro</text:span></text:span></text:h>
      <text:h text:style-name="P13" text:outline-level="3">🛡️ Medidas de protección:</text:h>
      <text:list text:style-name="L31">
        <text:list-item>
          <text:p text:style-name="P59"><text:span text:style-name="Strong_20_Emphasis"><text:span text:style-name="T3">Static ARP entries</text:span></text:span><text:span text:style-name="T3">: Entradas fijas en la tabla ARP (no escalable).</text:span></text:p>
        </text:list-item>
        <text:list-item>
          <text:p text:style-name="P59"><text:span text:style-name="Strong_20_Emphasis"><text:span text:style-name="T3">Dynamic ARP Inspection (DAI)</text:span></text:span><text:span text:style-name="T3">: Funcionalidad de switches administrables para bloquear respuestas ARP sospechosas.</text:span></text:p>
        </text:list-item>
        <text:list-item>
          <text:p text:style-name="P59"><text:span text:style-name="Strong_20_Emphasis"><text:span text:style-name="T3">VPN y segmentación de red</text:span></text:span><text:span text:style-name="T3">: Para limitar exposición.</text:span></text:p>
        </text:list-item>
      </text:list>
      <text:p text:style-name="P16"/>
      <text:h text:style-name="Heading_20_2" text:outline-level="2"><text:span text:style-name="T3">🧠 </text:span><text:span text:style-name="Strong_20_Emphasis"><text:span text:style-name="T3">Tipos de Mensajes ARP</text:span></text:span></text:h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53">Tipo de Mensaje</text:p>
            </table:table-cell>
            <table:table-cell table:style-name="Tabla4.A1" office:value-type="string">
              <text:p text:style-name="P53">Descripción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trong_20_Emphasis"><text:span text:style-name="T3">ARP Request</text:span></text:span></text:p>
          </table:table-cell>
          <table:table-cell table:style-name="Tabla4.A1" office:value-type="string">
            <text:p text:style-name="P54">Solicita la MAC para una IP dada. Enviado como broadcast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<text:span text:style-name="T3">ARP Reply</text:span></text:span></text:p>
          </table:table-cell>
          <table:table-cell table:style-name="Tabla4.A1" office:value-type="string">
            <text:p text:style-name="P54">Proporciona la MAC correspondiente. Enviado como unicast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<text:span text:style-name="T3">Gratuitous ARP</text:span></text:span></text:p>
          </table:table-cell>
          <table:table-cell table:style-name="Tabla4.A1" office:value-type="string">
            <text:p text:style-name="P54">Mensaje ARP enviado sin que haya sido solicitado. Usado para:</text:p>
          </table:table-cell>
        </table:table-row>
        <table:table-row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>- Verificar duplicados de IP (al iniciar red)</text:p>
          </table:table-cell>
        </table:table-row>
        <table:table-row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>- Actualizar la tabla ARP de otros dispositivos</text:p>
          </table:table-cell>
        </table:table-row>
      </table:table>
      <text:p text:style-name="P16"/>
      <text:h text:style-name="Heading_20_2" text:outline-level="2"><text:span text:style-name="T3">📦 </text:span><text:span text:style-name="Strong_20_Emphasis"><text:span text:style-name="T3">ARP en Acción: Ejemplo</text:span></text:span></text:h>
      <text:h text:style-name="P13" text:outline-level="3">Escenario:</text:h>
      <text:list text:style-name="L32">
        <text:list-item>
          <text:p text:style-name="P60">Host A (192.168.1.2) quiere enviar un paquete a Host B (192.168.1.3).</text:p>
        </text:list-item>
      </text:list>
      <text:h text:style-name="P13" text:outline-level="3">Paso a paso:</text:h>
      <text:list text:style-name="L33">
        <text:list-item>
          <text:p text:style-name="P61">Host A revisa su caché → No tiene MAC para 192.168.1.3</text:p>
        </text:list-item>
        <text:list-item>
          <text:p text:style-name="P62"><text:span text:style-name="T3">Envía ARP Request:<text:line-break/>→ MAC destino: </text:span><text:span text:style-name="Source_20_Text"><text:span text:style-name="T3">FF:FF:FF:FF:FF:FF</text:span></text:span><text:span text:style-name="T3"><text:line-break/>→ “¿Quién tiene 192.168.1.3?”</text:span></text:p>
        </text:list-item>
        <text:list-item>
          <text:p text:style-name="P61">Host B responde con ARP Reply:<text:line-break/>→ “Yo tengo 192.168.1.3, mi MAC es B:B:B:B:B:B”</text:p>
        </text:list-item>
        <text:list-item>
          <text:p text:style-name="P61">Host A guarda el par (192.168.1.3 → B:B:B:B:B:B) y envía el paquete IP.</text:p>
        </text:list-item>
      </text:list>
      <text:p text:style-name="P16"/>
      <text:h text:style-name="Heading_20_2" text:outline-level="2"><text:span text:style-name="T3">🧩 </text:span><text:span text:style-name="Strong_20_Emphasis"><text:span text:style-name="T3">Relación con otras tecnologías</text:span></text:span></text:h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P53">Tecnología</text:p>
            </table:table-cell>
            <table:table-cell table:style-name="Tabla5.A1" office:value-type="string">
              <text:p text:style-name="P53">Relación con ARP</text:p>
            </table:table-cell>
          </table:table-row>
        </table:table-header-rows>
        <table:table-row>
          <table:table-cell table:style-name="Tabla5.A1" office:value-type="string">
            <text:p text:style-name="Table_20_Contents"><text:span text:style-name="Strong_20_Emphasis"><text:span text:style-name="T3">Ethernet</text:span></text:span></text:p>
          </table:table-cell>
          <table:table-cell table:style-name="Tabla5.A1" office:value-type="string">
            <text:p text:style-name="P54">Requiere ARP para enviar tramas basadas en IP</text:p>
          </table:table-cell>
        </table:table-row>
        <text:soft-page-break/>
        <table:table-row>
          <table:table-cell table:style-name="Tabla5.A1" office:value-type="string">
            <text:p text:style-name="Table_20_Contents"><text:span text:style-name="Strong_20_Emphasis"><text:span text:style-name="T3">IPv6</text:span></text:span></text:p>
          </table:table-cell>
          <table:table-cell table:style-name="Tabla5.A1" office:value-type="string">
            <text:p text:style-name="Table_20_Contents"><text:span text:style-name="T3">No usa ARP → Usa </text:span><text:span text:style-name="Strong_20_Emphasis"><text:span text:style-name="T3">Neighbor Discovery Protocol (NDP)</text:span></text:span>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<text:span text:style-name="T3">Switches</text:span></text:span></text:p>
          </table:table-cell>
          <table:table-cell table:style-name="Tabla5.A1" office:value-type="string">
            <text:p text:style-name="P54">No ejecutan ARP, sólo reenvían tramas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<text:span text:style-name="T3">Routers</text:span></text:span></text:p>
          </table:table-cell>
          <table:table-cell table:style-name="Tabla5.A1" office:value-type="string">
            <text:p text:style-name="P54">Ejecutan ARP para hosts de su red</text:p>
          </table:table-cell>
        </table:table-row>
      </table:table>
      <text:p text:style-name="P63"><text:span text:style-name="Strong_20_Emphasis"><text:span text:style-name="T3"/></text:span></text:p>
      <text:h text:style-name="P49" text:outline-level="2"><text:span text:style-name="Strong_20_Emphasis"><text:span text:style-name="T3"/></text:span></text:h>
      <text:h text:style-name="P49" text:outline-level="2"><text:span text:style-name="Strong_20_Emphasis"><text:span text:style-name="T1">8. Interconexión de LANs</text:span></text:span></text:h>
      <text:h text:style-name="Heading_20_3" text:outline-level="3"><text:span text:style-name="Strong_20_Emphasis"><text:span text:style-name="T1">8.1 Dispositivos</text:span></text:span></text:h>
      <text:list text:style-name="L34">
        <text:list-item>
          <text:p text:style-name="P64"><text:span text:style-name="Strong_20_Emphasis"><text:span text:style-name="T1">Hubs (Físico)</text:span></text:span><text:span text:style-name="T1">: Repetidores</text:span></text:p>
        </text:list-item>
        <text:list-item>
          <text:p text:style-name="P64"><text:span text:style-name="Strong_20_Emphasis"><text:span text:style-name="T1">Bridges/Switches (Enlace)</text:span></text:span><text:span text:style-name="T1">: Separan dominios de colisión</text:span></text:p>
        </text:list-item>
        <text:list-item>
          <text:p text:style-name="P64"><text:span text:style-name="Strong_20_Emphasis"><text:span text:style-name="T1">Routers (Red)</text:span></text:span><text:span text:style-name="T1">: Separan dominios de broadcast</text:span></text:p>
        </text:list-item>
      </text:list>
      <text:h text:style-name="Heading_20_3" text:outline-level="3"><text:span text:style-name="Strong_20_Emphasis"><text:span text:style-name="T1">8.2 Bridges/Switches</text:span></text:span></text:h>
      <text:list text:style-name="L35">
        <text:list-item>
          <text:p text:style-name="P65">Plug-and-play</text:p>
        </text:list-item>
        <text:list-item>
          <text:p text:style-name="P65">Aprenden direcciones MAC</text:p>
        </text:list-item>
        <text:list-item>
          <text:p text:style-name="P65">Aislan colisiones</text:p>
        </text:list-item>
      </text:list>
      <text:p text:style-name="P4"/>
      <text:h text:style-name="Heading_20_2" text:outline-level="2"><text:span text:style-name="Strong_20_Emphasis"><text:span text:style-name="T1">9. STP (Spanning Tree Protocol)</text:span></text:span></text:h>
      <text:h text:style-name="Heading_20_3" text:outline-level="3"><text:span text:style-name="Strong_20_Emphasis"><text:span text:style-name="T1">9.1 Problemas</text:span></text:span></text:h>
      <text:list text:style-name="L36">
        <text:list-item>
          <text:p text:style-name="P66">Bucles, tormentas de broadcast</text:p>
        </text:list-item>
      </text:list>
      <text:h text:style-name="Heading_20_3" text:outline-level="3"><text:span text:style-name="Strong_20_Emphasis"><text:span text:style-name="T1">9.2 Protocolo (IEEE 802.1d)</text:span></text:span></text:h>
      <text:list text:style-name="L37">
        <text:list-item>
          <text:p text:style-name="P67"><text:span text:style-name="Strong_20_Emphasis"><text:span text:style-name="T1">Etapas</text:span></text:span><text:span text:style-name="T1">:</text:span></text:p>
          <text:list>
            <text:list-item>
              <text:p text:style-name="P68">Elegir bridge raíz</text:p>
            </text:list-item>
            <text:list-item>
              <text:p text:style-name="P68">Calcular árbol</text:p>
            </text:list-item>
            <text:list-item>
              <text:p text:style-name="P68">Bloquear puertos</text:p>
            </text:list-item>
          </text:list>
        </text:list-item>
      </text:list>
      <text:h text:style-name="Heading_20_3" text:outline-level="3"><text:span text:style-name="Strong_20_Emphasis"><text:span text:style-name="T1">9.3 Estados de Puertos</text:span></text:span></text:h>
      <text:list text:style-name="L38">
        <text:list-item>
          <text:p text:style-name="P69">Forwarding, Blocking, Learning, Listening</text:p>
        </text:list-item>
      </text:list>
      <text:p text:style-name="P4"/>
      <text:h text:style-name="Heading_20_2" text:outline-level="2"><text:soft-page-break/><text:span text:style-name="Strong_20_Emphasis"><text:span text:style-name="T1">10. PPP (Point-to-Point Protocol)</text:span></text:span></text:h>
      <text:h text:style-name="Heading_20_3" text:outline-level="3"><text:span text:style-name="Strong_20_Emphasis"><text:span text:style-name="T1">10.1 Características</text:span></text:span></text:h>
      <text:list text:style-name="L39">
        <text:list-item>
          <text:p text:style-name="P70">Reemplazo de SLIP</text:p>
        </text:list-item>
        <text:list-item>
          <text:p text:style-name="P70">Enlaces seriales</text:p>
        </text:list-item>
      </text:list>
      <text:h text:style-name="Heading_20_3" text:outline-level="3"><text:span text:style-name="Strong_20_Emphasis"><text:span text:style-name="T1">10.2 Componentes</text:span></text:span></text:h>
      <text:list text:style-name="L40">
        <text:list-item>
          <text:p text:style-name="P71">Entramado</text:p>
        </text:list-item>
        <text:list-item>
          <text:p text:style-name="P71">LCP: Control de enlace</text:p>
        </text:list-item>
        <text:list-item>
          <text:p text:style-name="P71">NCP: Configura protocolos</text:p>
        </text:list-item>
      </text:list>
      <text:h text:style-name="Heading_20_3" text:outline-level="3"><text:span text:style-name="Strong_20_Emphasis"><text:span text:style-name="T1">10.3 Trama PPP</text:span>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header-rows>
          <table:table-row>
            <table:table-cell table:style-name="Tabla2.A1" office:value-type="string">
              <text:p text:style-name="P39">Flag</text:p>
            </table:table-cell>
            <table:table-cell table:style-name="Tabla2.A1" office:value-type="string">
              <text:p text:style-name="P39">Address</text:p>
            </table:table-cell>
            <table:table-cell table:style-name="Tabla2.A1" office:value-type="string">
              <text:p text:style-name="P39">Control</text:p>
            </table:table-cell>
            <table:table-cell table:style-name="Tabla2.A1" office:value-type="string">
              <text:p text:style-name="P39">Protocol</text:p>
            </table:table-cell>
            <table:table-cell table:style-name="Tabla2.A1" office:value-type="string">
              <text:p text:style-name="P39">Info</text:p>
            </table:table-cell>
            <table:table-cell table:style-name="Tabla2.A1" office:value-type="string">
              <text:p text:style-name="P39">FCS</text:p>
            </table:table-cell>
            <table:table-cell table:style-name="Tabla2.A1" office:value-type="string">
              <text:p text:style-name="P39">Flag</text:p>
            </table:table-cell>
          </table:table-row>
        </table:table-header-rows>
      </table:table>
      <text:p text:style-name="P4"/>
      <text:h text:style-name="Heading_20_2" text:outline-level="2"><text:span text:style-name="Strong_20_Emphasis"><text:span text:style-name="T1">11. Redes Inalámbricas 802.11</text:span></text:span></text:h>
      <text:h text:style-name="Heading_20_3" text:outline-level="3"><text:span text:style-name="Strong_20_Emphasis"><text:span text:style-name="T1">11.1 Arquitectura</text:span></text:span></text:h>
      <text:list text:style-name="L41">
        <text:list-item>
          <text:p text:style-name="P72"><text:span text:style-name="Strong_20_Emphasis"><text:span text:style-name="T1">Infraestructura</text:span></text:span><text:span text:style-name="T1">: AP, BSS, ESS</text:span></text:p>
        </text:list-item>
        <text:list-item>
          <text:p text:style-name="P72"><text:span text:style-name="Strong_20_Emphasis"><text:span text:style-name="T1">Ad-hoc</text:span></text:span><text:span text:style-name="T1">: Comunicación directa</text:span></text:p>
        </text:list-item>
      </text:list>
      <text:h text:style-name="Heading_20_3" text:outline-level="3"><text:span text:style-name="Strong_20_Emphasis"><text:span text:style-name="T1">11.2 CSMA/CA</text:span></text:span></text:h>
      <text:list text:style-name="L42">
        <text:list-item>
          <text:p text:style-name="P73">No se puede detectar colisión</text:p>
        </text:list-item>
        <text:list-item>
          <text:p text:style-name="P73">Uso de ACKs, RTS/CTS, backoff</text:p>
        </text:list-item>
      </text:list>
      <text:h text:style-name="Heading_20_3" text:outline-level="3"><text:span text:style-name="Strong_20_Emphasis"><text:span text:style-name="T1">11.3 Trama 802.11</text:span></text:span></text:h>
      <text:list text:style-name="L43">
        <text:list-item>
          <text:p text:style-name="P74">Hasta 4 direcciones, secuencias, FCS</text:p>
        </text:list-item>
      </text:list>
      <text:p text:style-name="P4"/>
      <text:h text:style-name="Heading_20_2" text:outline-level="2"><text:span text:style-name="Strong_20_Emphasis"><text:span text:style-name="T1">12. Estándares y Tecnologías</text:span></text:span></text:h>
      <text:h text:style-name="Heading_20_3" text:outline-level="3"><text:span text:style-name="Strong_20_Emphasis"><text:span text:style-name="T1">12.1 Ethernet</text:span></text:span></text:h>
      <text:list text:style-name="L44">
        <text:list-item>
          <text:p text:style-name="P75">10Base5: 500m</text:p>
        </text:list-item>
        <text:list-item>
          <text:p text:style-name="P75">10Base2: 200m</text:p>
        </text:list-item>
        <text:list-item>
          <text:p text:style-name="P75">10/100/1000BaseT</text:p>
        </text:list-item>
      </text:list>
      <text:h text:style-name="Heading_20_3" text:outline-level="3"><text:span text:style-name="Strong_20_Emphasis"><text:span text:style-name="T1">12.2 Wi-Fi</text:span></text:span></text:h>
      <text:list text:style-name="L45">
        <text:list-item>
          <text:p text:style-name="P76">802.11: 2 Mbps</text:p>
        </text:list-item>
        <text:list-item>
          <text:p text:style-name="P76"><text:soft-page-break/>802.11b/g: 11/54 Mbps</text:p>
        </text:list-item>
        <text:list-item>
          <text:p text:style-name="P76">802.11n: hasta 600 Mbps</text:p>
        </text:list-item>
      </text:list>
      <text:h text:style-name="Heading_20_3" text:outline-level="3"><text:span text:style-name="Strong_20_Emphasis"><text:span text:style-name="T1">12.3 Bluetooth</text:span></text:span></text:h>
      <text:list text:style-name="L46">
        <text:list-item>
          <text:p text:style-name="P77">PAN, 2.4 GHz, hasta 10m, topología maestro-esclavo</text:p>
        </text:list-item>
      </text:list>
      <text:p text:style-name="P4"/>
      <text:h text:style-name="Heading_20_2" text:outline-level="2"><text:span text:style-name="Strong_20_Emphasis"><text:span text:style-name="T1">13. Conceptos Clave</text:span></text:span></text:h>
      <text:h text:style-name="Heading_20_3" text:outline-level="3"><text:span text:style-name="Strong_20_Emphasis"><text:span text:style-name="T1">13.1 Dominios</text:span></text:span></text:h>
      <text:list text:style-name="L47">
        <text:list-item>
          <text:p text:style-name="P78"><text:span text:style-name="Strong_20_Emphasis"><text:span text:style-name="T1">Colisión</text:span></text:span><text:span text:style-name="T1">: Colisiones posibles</text:span></text:p>
        </text:list-item>
        <text:list-item>
          <text:p text:style-name="P78"><text:span text:style-name="Strong_20_Emphasis"><text:span text:style-name="T1">Broadcast</text:span></text:span><text:span text:style-name="T1">: Propagación de tramas</text:span></text:p>
        </text:list-item>
      </text:list>
      <text:h text:style-name="Heading_20_3" text:outline-level="3"><text:span text:style-name="Strong_20_Emphasis"><text:span text:style-name="T1">13.2 Dispositivos</text:span></text:span></text:h>
      <text:list text:style-name="L48">
        <text:list-item>
          <text:p text:style-name="P79"><text:span text:style-name="Strong_20_Emphasis"><text:span text:style-name="T1">Hub</text:span></text:span><text:span text:style-name="T1">: Extiende colisión</text:span></text:p>
        </text:list-item>
        <text:list-item>
          <text:p text:style-name="P79"><text:span text:style-name="Strong_20_Emphasis"><text:span text:style-name="T1">Switch</text:span></text:span><text:span text:style-name="T1">: Aísla colisión</text:span></text:p>
        </text:list-item>
        <text:list-item>
          <text:p text:style-name="P79"><text:span text:style-name="Strong_20_Emphasis"><text:span text:style-name="T1">Router</text:span></text:span><text:span text:style-name="T1">: Aísla broadcast</text:span></text:p>
        </text:list-item>
      </text:list>
      <text:h text:style-name="Heading_20_3" text:outline-level="3"><text:span text:style-name="Strong_20_Emphasis"><text:span text:style-name="T1">13.3 Protocolos MAC</text:span></text:span></text:h>
      <text:list text:style-name="L49">
        <text:list-item>
          <text:p text:style-name="P80"><text:span text:style-name="Strong_20_Emphasis"><text:span text:style-name="T1">CSMA/CD</text:span></text:span><text:span text:style-name="T1">: Cableado</text:span></text:p>
        </text:list-item>
        <text:list-item>
          <text:p text:style-name="P80"><text:span text:style-name="Strong_20_Emphasis"><text:span text:style-name="T1">CSMA/CA</text:span></text:span><text:span text:style-name="T1">: Inalámbrico</text:span></text:p>
        </text:list-item>
      </text:list>
      <text:h text:style-name="Heading_20_3" text:outline-level="3"><text:span text:style-name="Strong_20_Emphasis"><text:span text:style-name="T1">13.4 Direccionamiento</text:span></text:span></text:h>
      <text:list text:style-name="L50">
        <text:list-item>
          <text:p text:style-name="P81"><text:span text:style-name="Strong_20_Emphasis"><text:span text:style-name="T1">MAC</text:span></text:span><text:span text:style-name="T1">: Capa 2</text:span></text:p>
        </text:list-item>
        <text:list-item>
          <text:p text:style-name="P81"><text:span text:style-name="Strong_20_Emphasis"><text:span text:style-name="T1">IP</text:span></text:span><text:span text:style-name="T1">: Capa 3</text:span></text:p>
        </text:list-item>
      </text:list>
      <text:p text:style-name="Horizontal_20_Line"><text:span text:style-name="Strong_20_Emphasis"><text:span text:style-name="T1"/></text:span></text:p>
      <text:h text:style-name="Heading_20_2" text:outline-level="2"><text:span text:style-name="Strong_20_Emphasis"><text:span text:style-name="T3">¿Qué es una colisión?</text:span></text:span></text:h>
      <text:p text:style-name="Text_20_body"><text:span text:style-name="T3">Una </text:span><text:span text:style-name="Strong_20_Emphasis"><text:span text:style-name="T3">colisión</text:span></text:span><text:span text:style-name="T3"> ocurre cuando </text:span><text:span text:style-name="Strong_20_Emphasis"><text:span text:style-name="T3">dos o más dispositivos transmiten datos al mismo tiempo sobre un medio compartido</text:span></text:span><text:span text:style-name="T3">, provocando que las señales se "mezclen" y se </text:span><text:span text:style-name="Strong_20_Emphasis"><text:span text:style-name="T3">corrompa la información</text:span></text:span><text:span text:style-name="T3">.<text:line-break/>Esto sucede en redes que </text:span><text:span text:style-name="Strong_20_Emphasis"><text:span text:style-name="T3">no tienen control centralizado del acceso al medio</text:span></text:span><text:span text:style-name="T3">, como en:</text:span></text:p>
      <text:list text:style-name="L51">
        <text:list-item>
          <text:p text:style-name="P82">Ethernet con hubs</text:p>
        </text:list-item>
        <text:list-item>
          <text:p text:style-name="P82">Redes con acceso aleatorio (como CSMA/CD)</text:p>
        </text:list-item>
      </text:list>
      <text:h text:style-name="P13" text:outline-level="3"><text:soft-page-break/>Ejemplo:</text:h>
      <text:p text:style-name="Text_20_body"><text:span text:style-name="T3">Supongamos que en una red Ethernet de 10 Mbps conectada con un </text:span><text:span text:style-name="Strong_20_Emphasis"><text:span text:style-name="T3">hub</text:span></text:span><text:span text:style-name="T3">, dos computadoras (A y B) intentan transmitir al mismo tiempo. Como el medio es compartido, sus señales se interfieren y se genera una colisión.</text:span></text:p>
      <text:p text:style-name="P16"/>
      <text:h text:style-name="Heading_20_2" text:outline-level="2"><text:span text:style-name="T3">¿Qué es un </text:span><text:span text:style-name="Strong_20_Emphasis"><text:span text:style-name="T3">dominio de colisión</text:span></text:span><text:span text:style-name="T3">?</text:span></text:h>
      <text:p text:style-name="Text_20_body"><text:span text:style-name="T3">Un </text:span><text:span text:style-name="Strong_20_Emphasis"><text:span text:style-name="T3">dominio de colisión</text:span></text:span><text:span text:style-name="T3"> es el </text:span><text:span text:style-name="Strong_20_Emphasis"><text:span text:style-name="T3">área lógica de una red donde pueden ocurrir colisiones</text:span></text:span><text:span text:style-name="T3"> si varios dispositivos intentan transmitir al mismo tiempo.<text:line-break/>Todos los dispositivos conectados a un </text:span><text:span text:style-name="Strong_20_Emphasis"><text:span text:style-name="T3">mismo segmento físico sin separación por switches o routers</text:span></text:span><text:span text:style-name="T3"> pertenecen al mismo dominio de colisión.</text:span></text:p>
      <text:h text:style-name="P13" text:outline-level="3">Características:</text:h>
      <text:list text:style-name="L52">
        <text:list-item>
          <text:p text:style-name="P83"><text:span text:style-name="T3">Cuantos más dispositivos haya en un dominio, </text:span><text:span text:style-name="Strong_20_Emphasis"><text:span text:style-name="T3">mayor probabilidad de colisiones</text:span></text:span><text:span text:style-name="T3">.</text:span></text:p>
        </text:list-item>
        <text:list-item>
          <text:p text:style-name="P83"><text:span text:style-name="Strong_20_Emphasis"><text:span text:style-name="T3">Switches y routers</text:span></text:span><text:span text:style-name="T3"> </text:span><text:span text:style-name="Strong_20_Emphasis"><text:span text:style-name="T3">eliminan</text:span></text:span><text:span text:style-name="T3"> o </text:span><text:span text:style-name="Strong_20_Emphasis"><text:span text:style-name="T3">segmentan</text:span></text:span><text:span text:style-name="T3"> los dominios de colisión.</text:span></text:p>
        </text:list-item>
        <text:list-item>
          <text:p text:style-name="P83"><text:span text:style-name="Strong_20_Emphasis"><text:span text:style-name="T3">Hubs y repetidores</text:span></text:span><text:span text:style-name="T3"> </text:span><text:span text:style-name="Strong_20_Emphasis"><text:span text:style-name="T3">no los eliminan</text:span></text:span><text:span text:style-name="T3">, por lo que </text:span><text:span text:style-name="Strong_20_Emphasis"><text:span text:style-name="T3">todo el tráfico se comparte</text:span></text:span><text:span text:style-name="T3">.</text:span></text:p>
        </text:list-item>
      </text:list>
      <text:p text:style-name="P16"/>
      <text:h text:style-name="P2" text:outline-level="2">Comparación visual (resumen):</text:h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P53">Dispositivo</text:p>
            </table:table-cell>
            <table:table-cell table:style-name="Tabla6.A1" office:value-type="string">
              <text:p text:style-name="P53">¿Divide dominio de colisión?</text:p>
            </table:table-cell>
            <table:table-cell table:style-name="Tabla6.A1" office:value-type="string">
              <text:p text:style-name="P53">¿Divide dominio de broadcast?</text:p>
            </table:table-cell>
          </table:table-row>
        </table:table-header-rows>
        <table:table-row>
          <table:table-cell table:style-name="Tabla6.A1" office:value-type="string">
            <text:p text:style-name="Table_20_Contents"><text:span text:style-name="Strong_20_Emphasis"><text:span text:style-name="T3">Hub</text:span></text:span></text:p>
          </table:table-cell>
          <table:table-cell table:style-name="Tabla6.A1" office:value-type="string">
            <text:p text:style-name="P54">❌ No</text:p>
          </table:table-cell>
          <table:table-cell table:style-name="Tabla6.A1" office:value-type="string">
            <text:p text:style-name="P54">❌ No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<text:span text:style-name="T3">Repetidor</text:span></text:span></text:p>
          </table:table-cell>
          <table:table-cell table:style-name="Tabla6.A1" office:value-type="string">
            <text:p text:style-name="P54">❌ No</text:p>
          </table:table-cell>
          <table:table-cell table:style-name="Tabla6.A1" office:value-type="string">
            <text:p text:style-name="P54">❌ No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<text:span text:style-name="T3">Switch</text:span></text:span></text:p>
          </table:table-cell>
          <table:table-cell table:style-name="Tabla6.A1" office:value-type="string">
            <text:p text:style-name="P54">✅ Sí (uno por puerto)</text:p>
          </table:table-cell>
          <table:table-cell table:style-name="Tabla6.A1" office:value-type="string">
            <text:p text:style-name="P54">❌ No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<text:span text:style-name="T3">Router</text:span></text:span></text:p>
          </table:table-cell>
          <table:table-cell table:style-name="Tabla6.A1" office:value-type="string">
            <text:p text:style-name="P54">✅ Sí</text:p>
          </table:table-cell>
          <table:table-cell table:style-name="Tabla6.A1" office:value-type="string">
            <text:p text:style-name="P54">✅ Sí</text:p>
          </table:table-cell>
        </table:table-row>
      </table:table>
      <text:p text:style-name="Text_20_body"><text:span text:style-name="Strong_20_Emphasis"><text:span text:style-name="T3"/></text:span></text:p>
      <text:h text:style-name="P84" text:outline-level="2"><text:span text:style-name="Strong_20_Emphasis"><text:span text:style-name="T2">1. Dispositivos de LAN</text:span></text:span></text:h>
      <text:h text:style-name="P13" text:outline-level="3">1.1 Conceptos Clave</text:h>
      <text:list text:style-name="L53">
        <text:list-item>
          <text:p text:style-name="P85"><text:span text:style-name="Strong_20_Emphasis"><text:span text:style-name="T3">Dominio de colisión</text:span></text:span><text:span text:style-name="T3">: Área de la red donde los paquetes pueden colisionar si dos dispositivos transmiten al mismo tiempo.</text:span></text:p>
        </text:list-item>
        <text:list-item>
          <text:p text:style-name="P85"><text:span text:style-name="Strong_20_Emphasis"><text:span text:style-name="T3">Dominio de broadcast</text:span></text:span><text:span text:style-name="T3">: Área de la red donde un mensaje broadcast (destinado a todos) es recibido por todos los dispositivos.</text:span></text:p>
        </text:list-item>
        <text:list-item>
          <text:p text:style-name="P85"><text:span text:style-name="Strong_20_Emphasis"><text:span text:style-name="T3">Micro-segmentación</text:span></text:span><text:span text:style-name="T3">: Técnica que crea un dominio de colisión por cada enlace punto a punto, mejorando el rendimiento.</text:span></text:p>
        </text:list-item>
      </text:list>
      <text:p text:style-name="P16"/>
      <text:h text:style-name="P13" text:outline-level="3"><text:soft-page-break/>1.2 Repetidor / Hub</text:h>
      <text:list text:style-name="L54">
        <text:list-item>
          <text:p text:style-name="P86"><text:span text:style-name="Strong_20_Emphasis"><text:span text:style-name="T3">Función</text:span></text:span><text:span text:style-name="T3">: Regeneran y reenvían señales. Operan en capa física (no entienden tramas).</text:span></text:p>
        </text:list-item>
        <text:list-item>
          <text:p text:style-name="P86"><text:span text:style-name="Strong_20_Emphasis"><text:span text:style-name="T3">Tipos</text:span></text:span><text:span text:style-name="T3">:</text:span></text:p>
          <text:list>
            <text:list-item>
              <text:p text:style-name="P86"><text:span text:style-name="Strong_20_Emphasis"><text:span text:style-name="T3">Pasivos</text:span></text:span><text:span text:style-name="T3">: Solo retransmiten señales eléctricas.</text:span></text:p>
            </text:list-item>
            <text:list-item>
              <text:p text:style-name="P86"><text:span text:style-name="Strong_20_Emphasis"><text:span text:style-name="T3">Activos</text:span></text:span><text:span text:style-name="T3">: Regeneran y amplifican la señal.</text:span></text:p>
            </text:list-item>
            <text:list-item>
              <text:p text:style-name="P86"><text:span text:style-name="Strong_20_Emphasis"><text:span text:style-name="T3">Inteligentes</text:span></text:span><text:span text:style-name="T3">: Añaden funciones como detección de errores.</text:span></text:p>
            </text:list-item>
          </text:list>
        </text:list-item>
        <text:list-item>
          <text:p text:style-name="P86"><text:span text:style-name="Strong_20_Emphasis"><text:span text:style-name="T3">Características</text:span></text:span><text:span text:style-name="T3">:</text:span></text:p>
          <text:list>
            <text:list-item>
              <text:p text:style-name="P86"><text:span text:style-name="T3">Comparten el mismo </text:span><text:span text:style-name="Strong_20_Emphasis"><text:span text:style-name="T3">dominio de colisión</text:span></text:span><text:span text:style-name="T3"> y de </text:span><text:span text:style-name="Strong_20_Emphasis"><text:span text:style-name="T3">broadcast</text:span></text:span><text:span text:style-name="T3">.</text:span></text:p>
            </text:list-item>
            <text:list-item>
              <text:p text:style-name="P86"><text:span text:style-name="T3">En redes Ethernet, generan </text:span><text:span text:style-name="Strong_20_Emphasis"><text:span text:style-name="T3">colisiones</text:span></text:span><text:span text:style-name="T3"> y requieren mecanismos como </text:span><text:span text:style-name="Strong_20_Emphasis"><text:span text:style-name="T3">CSMA/CD</text:span></text:span><text:span text:style-name="T3">.</text:span></text:p>
            </text:list-item>
            <text:list-item>
              <text:p text:style-name="P86"><text:span text:style-name="Strong_20_Emphasis"><text:span text:style-name="T3">Cascadas/Uplinks</text:span></text:span><text:span text:style-name="T3">: Se pueden conectar entre sí para expandir la red, pero aumenta el riesgo de colisiones.</text:span></text:p>
            </text:list-item>
          </text:list>
        </text:list-item>
      </text:list>
      <text:p text:style-name="P16"/>
      <text:h text:style-name="P13" text:outline-level="3">1.3 Bridge</text:h>
      <text:list text:style-name="L55">
        <text:list-item>
          <text:p text:style-name="P87"><text:span text:style-name="Strong_20_Emphasis"><text:span text:style-name="T3">Función</text:span></text:span><text:span text:style-name="T3">: Conecta dos segmentos de red y </text:span><text:span text:style-name="Strong_20_Emphasis"><text:span text:style-name="T3">filtra</text:span></text:span><text:span text:style-name="T3"> tráfico a nivel de </text:span><text:span text:style-name="Strong_20_Emphasis"><text:span text:style-name="T3">tramas (capa de enlace)</text:span></text:span><text:span text:style-name="T3">.</text:span></text:p>
        </text:list-item>
        <text:list-item>
          <text:p text:style-name="P87"><text:span text:style-name="Strong_20_Emphasis"><text:span text:style-name="T3">Características</text:span></text:span><text:span text:style-name="T3">:</text:span></text:p>
          <text:list>
            <text:list-item>
              <text:p text:style-name="P87"><text:span text:style-name="T3">Tiene </text:span><text:span text:style-name="Strong_20_Emphasis"><text:span text:style-name="T3">dos puertos</text:span></text:span><text:span text:style-name="T3">.</text:span></text:p>
            </text:list-item>
            <text:list-item>
              <text:p text:style-name="P87"><text:span text:style-name="T3">Implementado por </text:span><text:span text:style-name="Strong_20_Emphasis"><text:span text:style-name="T3">software</text:span></text:span><text:span text:style-name="T3">.</text:span></text:p>
            </text:list-item>
            <text:list-item>
              <text:p text:style-name="P88">Aprende direcciones MAC.</text:p>
            </text:list-item>
            <text:list-item>
              <text:p text:style-name="P87"><text:span text:style-name="T3">Puede </text:span><text:span text:style-name="Strong_20_Emphasis"><text:span text:style-name="T3">adaptar tecnologías</text:span></text:span><text:span text:style-name="T3"> diferentes (por ejemplo, Ethernet a Wi-Fi).</text:span></text:p>
            </text:list-item>
            <text:list-item>
              <text:p text:style-name="P87"><text:span text:style-name="T3">Separa </text:span><text:span text:style-name="Strong_20_Emphasis"><text:span text:style-name="T3">dominios de colisión</text:span></text:span><text:span text:style-name="T3">, pero no de </text:span><text:span text:style-name="Strong_20_Emphasis"><text:span text:style-name="T3">broadcast</text:span></text:span><text:span text:style-name="T3">.</text:span></text:p>
            </text:list-item>
          </text:list>
        </text:list-item>
      </text:list>
      <text:p text:style-name="P16"/>
      <text:h text:style-name="P13" text:outline-level="3">1.4 Switch</text:h>
      <text:list text:style-name="L56">
        <text:list-item>
          <text:p text:style-name="P89"><text:span text:style-name="Strong_20_Emphasis"><text:span text:style-name="T3">Función</text:span></text:span><text:span text:style-name="T3">: Conecta múltiples dispositivos en una LAN y </text:span><text:span text:style-name="Strong_20_Emphasis"><text:span text:style-name="T3">dirige tramas</text:span></text:span><text:span text:style-name="T3"> según la dirección MAC.</text:span></text:p>
        </text:list-item>
        <text:list-item>
          <text:p text:style-name="P89"><text:span text:style-name="Strong_20_Emphasis"><text:span text:style-name="T3">Características</text:span></text:span><text:span text:style-name="T3">:</text:span></text:p>
          <text:list>
            <text:list-item>
              <text:p text:style-name="P89"><text:span text:style-name="T3">Utiliza hardware especializado (</text:span><text:span text:style-name="Strong_20_Emphasis"><text:span text:style-name="T3">ASIC</text:span></text:span><text:span text:style-name="T3">) para mayor rendimiento.</text:span></text:p>
            </text:list-item>
            <text:list-item>
              <text:p text:style-name="P89"><text:span text:style-name="T3">Soporta </text:span><text:span text:style-name="Strong_20_Emphasis"><text:span text:style-name="T3">full-duplex</text:span></text:span><text:span text:style-name="T3">: Transmisión y recepción simultánea, evitando colisiones.</text:span></text:p>
            </text:list-item>
            <text:list-item>
              <text:p text:style-name="P89"><text:span text:style-name="T3">Crea </text:span><text:span text:style-name="Strong_20_Emphasis"><text:span text:style-name="T3">micro-segmentación</text:span></text:span><text:span text:style-name="T3">: Cada puerto es un dominio de colisión independiente.</text:span></text:p>
            </text:list-item>
            <text:list-item>
              <text:p text:style-name="P90"><text:soft-page-break/>Mejora:</text:p>
              <text:list>
                <text:list-item>
                  <text:p text:style-name="P89"><text:span text:style-name="Strong_20_Emphasis"><text:span text:style-name="T3">Rendimiento</text:span></text:span><text:span text:style-name="T3"> (menos colisiones),</text:span></text:p>
                </text:list-item>
                <text:list-item>
                  <text:p text:style-name="P89"><text:span text:style-name="Strong_20_Emphasis"><text:span text:style-name="T3">Seguridad</text:span></text:span><text:span text:style-name="T3"> (uso de VLANs),</text:span></text:p>
                </text:list-item>
                <text:list-item>
                  <text:p text:style-name="P89"><text:span text:style-name="Strong_20_Emphasis"><text:span text:style-name="T3">Latencia</text:span></text:span><text:span text:style-name="T3"> (menor delay).</text:span></text:p>
                </text:list-item>
              </text:list>
            </text:list-item>
            <text:list-item>
              <text:p text:style-name="P89"><text:span text:style-name="Strong_20_Emphasis"><text:span text:style-name="T3">Switch Multilayer (capa 3)</text:span></text:span><text:span text:style-name="T3">: Puede realizar funciones de </text:span><text:span text:style-name="Strong_20_Emphasis"><text:span text:style-name="T3">enrutamiento</text:span></text:span><text:span text:style-name="T3">, separando también </text:span><text:span text:style-name="Strong_20_Emphasis"><text:span text:style-name="T3">dominios de broadcast</text:span></text:span><text:span text:style-name="T3">.</text:span></text:p>
            </text:list-item>
          </text:list>
        </text:list-item>
      </text:list>
      <text:p text:style-name="Text_20_body"/>
      <text:h text:style-name="P13" text:outline-level="3">1.5 Router</text:h>
      <text:list text:style-name="L57">
        <text:list-item>
          <text:p text:style-name="P91"><text:span text:style-name="T7">Función</text:span>: Interconecta redes diferentes y enruta paquetes IP entre ellas (operando en capa 3).</text:p>
        </text:list-item>
        <text:list-item>
          <text:p text:style-name="P91"><text:span text:style-name="T7">Características</text:span>:<text:line-break/>◦ Cada interfaz física representa un dominio de colisión independiente.<text:line-break/>◦ Cada interfaz también representa un dominio de broadcast independiente.<text:line-break/>◦ Filtra el tráfico broadcast y evita que se propague entre subredes.<text:line-break/>◦ Permite segmentar la red en múltiples subredes y controlar el tráfico entre ellas.<text:line-break/>◦ Opera con direcciones IP y protocolos de enrutamiento.</text:p>
        </text:list-item>
      </text:list>
      <text:p text:style-name="Text_20_body"/>
      <text:p text:style-name="P16"/>
      <text:h text:style-name="P2" text:outline-level="2">2. Funciones del Switch/Bridge</text:h>
      <text:h text:style-name="P13" text:outline-level="3">2.1 Funciones Principales</text:h>
      <text:list text:style-name="L58">
        <text:list-item>
          <text:p text:style-name="P92"><text:span text:style-name="Strong_20_Emphasis"><text:span text:style-name="T3">Aprender direcciones MAC</text:span></text:span><text:span text:style-name="T3">: Observan la MAC origen de las tramas recibidas para construir una tabla de direcciones.</text:span></text:p>
        </text:list-item>
        <text:list-item>
          <text:p text:style-name="P92"><text:span text:style-name="Strong_20_Emphasis"><text:span text:style-name="T3">Reenviar o filtrar tramas</text:span></text:span><text:span text:style-name="T3">: Solo envían la trama al puerto donde se encuentra el destinatario.</text:span></text:p>
        </text:list-item>
        <text:list-item>
          <text:p text:style-name="P92"><text:span text:style-name="Strong_20_Emphasis"><text:span text:style-name="T3">Evitar bucles</text:span></text:span><text:span text:style-name="T3">: Usan el protocolo </text:span><text:span text:style-name="Strong_20_Emphasis"><text:span text:style-name="T3">STP (Spanning Tree Protocol)</text:span></text:span><text:span text:style-name="T3"> para prevenir bucles de red.</text:span></text:p>
        </text:list-item>
      </text:list>
      <text:p text:style-name="P16"/>
      <text:h text:style-name="P13" text:outline-level="3">2.2 Tabla MAC (CAM - Content Addressable Memory)</text:h>
      <text:list text:style-name="L59">
        <text:list-item>
          <text:p text:style-name="P93"><text:span text:style-name="Strong_20_Emphasis"><text:span text:style-name="T3">Asociación dinámica</text:span></text:span><text:span text:style-name="T3"> de direcciones MAC a puertos.</text:span></text:p>
        </text:list-item>
        <text:list-item>
          <text:p text:style-name="P94">Mecanismos:</text:p>
          <text:list>
            <text:list-item>
              <text:p text:style-name="P93"><text:span text:style-name="Strong_20_Emphasis"><text:span text:style-name="T3">Flooding</text:span></text:span><text:span text:style-name="T3">: Si no conoce la MAC destino, reenvía la trama por todos los puertos.</text:span></text:p>
            </text:list-item>
            <text:list-item>
              <text:p text:style-name="P93"><text:span text:style-name="Strong_20_Emphasis"><text:span text:style-name="T3">Filtrado</text:span></text:span><text:span text:style-name="T3">: Si conoce el puerto destino, sólo reenvía por ese.</text:span></text:p>
            </text:list-item>
            <text:list-item>
              <text:p text:style-name="P93"><text:span text:style-name="Strong_20_Emphasis"><text:span text:style-name="T3">Reenvío</text:span></text:span><text:span text:style-name="T3">: Tramas dirigidas se entregan eficientemente según tabla.</text:span></text:p>
            </text:list-item>
          </text:list>
        </text:list-item>
      </text:list>
      <text:p text:style-name="P16"><text:soft-page-break/></text:p>
      <text:h text:style-name="P13" text:outline-level="3">2.3 Tráfico Broadcast y Multicast</text:h>
      <text:list text:style-name="L60">
        <text:list-item>
          <text:p text:style-name="P95"><text:span text:style-name="Strong_20_Emphasis"><text:span text:style-name="T3">Broadcast</text:span></text:span><text:span text:style-name="T3">: Tramas se envían por todos los puertos (excepto el de origen).</text:span></text:p>
        </text:list-item>
        <text:list-item>
          <text:p text:style-name="P95"><text:span text:style-name="Strong_20_Emphasis"><text:span text:style-name="T3">Multicast</text:span></text:span><text:span text:style-name="T3">: Similar al broadcast, pero con un grupo destino definido.</text:span></text:p>
        </text:list-item>
        <text:list-item>
          <text:p text:style-name="P95"><text:span text:style-name="T3">Los switches </text:span><text:span text:style-name="Strong_20_Emphasis"><text:span text:style-name="T3">no aprenden</text:span></text:span><text:span text:style-name="T3"> direcciones MAC de broadcast ni multicast, por eso se reenvían por todos los puertos.</text:span></text:p>
        </text:list-item>
      </text:list>
      <text:p text:style-name="P16"/>
      <text:h text:style-name="P2" text:outline-level="2">3. Métodos de Conmutación</text:h>
      <text:list text:style-name="L61">
        <text:list-item>
          <text:p text:style-name="P96"><text:span text:style-name="Strong_20_Emphasis"><text:span text:style-name="T3">Store &amp; Forward</text:span></text:span><text:span text:style-name="T3">:</text:span></text:p>
          <text:list>
            <text:list-item>
              <text:p text:style-name="P97">Almacena toda la trama, la verifica por errores (CRC), y luego la reenvía.</text:p>
            </text:list-item>
            <text:list-item>
              <text:p text:style-name="P96"><text:span text:style-name="Strong_20_Emphasis"><text:span text:style-name="T3">Ventaja</text:span></text:span><text:span text:style-name="T3">: Más confiable.</text:span></text:p>
            </text:list-item>
            <text:list-item>
              <text:p text:style-name="P96"><text:span text:style-name="Strong_20_Emphasis"><text:span text:style-name="T3">Desventaja</text:span></text:span><text:span text:style-name="T3">: Mayor latencia.</text:span></text:p>
            </text:list-item>
          </text:list>
        </text:list-item>
        <text:list-item>
          <text:p text:style-name="P96"><text:span text:style-name="Strong_20_Emphasis"><text:span text:style-name="T3">Fragment Free</text:span></text:span><text:span text:style-name="T3">:</text:span></text:p>
          <text:list>
            <text:list-item>
              <text:p text:style-name="P96"><text:span text:style-name="T3">Lee los </text:span><text:span text:style-name="Strong_20_Emphasis"><text:span text:style-name="T3">primeros 64 bytes</text:span></text:span><text:span text:style-name="T3"> (donde ocurren la mayoría de errores por colisión) y luego reenvía.</text:span></text:p>
            </text:list-item>
            <text:list-item>
              <text:p text:style-name="P97">Compromiso entre seguridad y velocidad.</text:p>
            </text:list-item>
          </text:list>
        </text:list-item>
        <text:list-item>
          <text:p text:style-name="P96"><text:span text:style-name="Strong_20_Emphasis"><text:span text:style-name="T3">Cut-through</text:span></text:span><text:span text:style-name="T3">:</text:span></text:p>
          <text:list>
            <text:list-item>
              <text:p text:style-name="P97">Comienza a reenviar la trama apenas lee la dirección MAC de destino.</text:p>
            </text:list-item>
            <text:list-item>
              <text:p text:style-name="P96"><text:span text:style-name="Strong_20_Emphasis"><text:span text:style-name="T3">Ventaja</text:span></text:span><text:span text:style-name="T3">: Muy rápido.</text:span></text:p>
            </text:list-item>
            <text:list-item>
              <text:p text:style-name="P96"><text:span text:style-name="Strong_20_Emphasis"><text:span text:style-name="T3">Desventaja</text:span></text:span><text:span text:style-name="T3">: Menos seguro (no detecta errores).</text:span></text:p>
            </text:list-item>
          </text:list>
        </text:list-item>
      </text:list>
      <text:p text:style-name="P16"/>
      <text:h text:style-name="P2" text:outline-level="2">4. Switches Administrables</text:h>
      <text:h text:style-name="P13" text:outline-level="3">4.1 Administración</text:h>
      <text:list text:style-name="L62">
        <text:list-item>
          <text:p text:style-name="P98"><text:span text:style-name="Strong_20_Emphasis"><text:span text:style-name="T3">In-Band</text:span></text:span><text:span text:style-name="T3">: Se administra desde la misma red de datos.</text:span></text:p>
        </text:list-item>
        <text:list-item>
          <text:p text:style-name="P98"><text:span text:style-name="Strong_20_Emphasis"><text:span text:style-name="T3">Out-of-Band</text:span></text:span><text:span text:style-name="T3">: Se administra desde una red separada.</text:span></text:p>
        </text:list-item>
        <text:list-item>
          <text:p text:style-name="P98"><text:span text:style-name="T3">Protocolos: </text:span><text:span text:style-name="Strong_20_Emphasis"><text:span text:style-name="T3">SNMP</text:span></text:span><text:span text:style-name="T3">, </text:span><text:span text:style-name="Strong_20_Emphasis"><text:span text:style-name="T3">Telnet</text:span></text:span><text:span text:style-name="T3">, </text:span><text:span text:style-name="Strong_20_Emphasis"><text:span text:style-name="T3">SSH</text:span></text:span><text:span text:style-name="T3">, </text:span><text:span text:style-name="Strong_20_Emphasis"><text:span text:style-name="T3">interfaz web</text:span></text:span><text:span text:style-name="T3">, </text:span><text:span text:style-name="Strong_20_Emphasis"><text:span text:style-name="T3">CLI</text:span></text:span><text:span text:style-name="T3">.</text:span></text:p>
        </text:list-item>
      </text:list>
      <text:p text:style-name="P16"/>
      <text:h text:style-name="P13" text:outline-level="3">4.2 Funcionalidades Avanzadas</text:h>
      <text:list text:style-name="L63">
        <text:list-item>
          <text:p text:style-name="P99"><text:span text:style-name="Strong_20_Emphasis"><text:span text:style-name="T3">VLANs</text:span></text:span><text:span text:style-name="T3">: Separan lógicamente redes dentro de un mismo switch.</text:span></text:p>
        </text:list-item>
        <text:list-item>
          <text:p text:style-name="P99"><text:span text:style-name="Strong_20_Emphasis"><text:span text:style-name="T3">QoS (Quality of Service)</text:span></text:span><text:span text:style-name="T3">: Priorización del tráfico (por ejemplo, voz sobre datos).</text:span></text:p>
        </text:list-item>
        <text:list-item>
          <text:p text:style-name="P99"><text:soft-page-break/><text:span text:style-name="Strong_20_Emphasis"><text:span text:style-name="T3">Ruteo L3</text:span></text:span><text:span text:style-name="T3">: Routing entre VLANs o subredes.</text:span></text:p>
        </text:list-item>
        <text:list-item>
          <text:p text:style-name="P99"><text:span text:style-name="Strong_20_Emphasis"><text:span text:style-name="T3">EtherChannel</text:span></text:span><text:span text:style-name="T3">: Agrupación de enlaces físicos en uno lógico para mayor ancho de banda.</text:span></text:p>
        </text:list-item>
        <text:list-item>
          <text:p text:style-name="P99"><text:span text:style-name="Strong_20_Emphasis"><text:span text:style-name="T3">Flow-Control</text:span></text:span><text:span text:style-name="T3">: Control de congestión entre dispositivos.</text:span></text:p>
        </text:list-item>
      </text:list>
      <text:p text:style-name="P16"/>
      <text:h text:style-name="P13" text:outline-level="3">4.3 Mantenimiento</text:h>
      <text:list text:style-name="L64">
        <text:list-item>
          <text:p text:style-name="P100"><text:span text:style-name="Strong_20_Emphasis"><text:span text:style-name="T3">Consola</text:span></text:span><text:span text:style-name="T3">: Acceso directo para configuración.</text:span></text:p>
        </text:list-item>
        <text:list-item>
          <text:p text:style-name="P100"><text:span text:style-name="Strong_20_Emphasis"><text:span text:style-name="T3">Backups</text:span></text:span><text:span text:style-name="T3">: Guardado de configuraciones.</text:span></text:p>
        </text:list-item>
        <text:list-item>
          <text:p text:style-name="P100"><text:span text:style-name="Strong_20_Emphasis"><text:span text:style-name="T3">SNMP</text:span></text:span><text:span text:style-name="T3">: Monitoreo y diagnóstico de estado.</text:span></text:p>
        </text:list-item>
      </text:list>
      <text:p text:style-name="P5"><text:span text:style-name="Strong_20_Emphasis"><text:span text:style-name="T3"/></text:span></text:p>
      <text:h text:style-name="Heading_20_2" text:outline-level="2"><text:span text:style-name="Strong_20_Emphasis"><text:span text:style-name="T3">5. VLANs (Virtual L</text:span></text:span><text:span text:style-name="Strong_20_Emphasis"><text:span text:style-name="T1">ANs)</text:span></text:span></text:h>
      <text:p text:style-name="Text_20_body"><text:span text:style-name="Strong_20_Emphasis"><text:span text:style-name="T1">Implementadas en switches a través del estándar IEEE 802.1Q.</text:span></text:span></text:p>
      <text:list text:style-name="L65">
        <text:list-item>
          <text:p text:style-name="P101">Agrega un campo de 4 bytes en la trama Ethernet (VLAN tag).</text:p>
        </text:list-item>
      </text:list>
      <text:list text:style-name="L66">
        <text:list-item>
          <text:p text:style-name="P102">Permiten separar lógicamente redes dentro de la misma infraestructura física.</text:p>
        </text:list-item>
      </text:list>
      <text:list text:style-name="L67">
        <text:list-item>
          <text:p text:style-name="P103">Proveen:</text:p>
        </text:list-item>
      </text:list>
      <text:list text:style-name="L68">
        <text:list-item>
          <text:p text:style-name="P104">Aislamiento de tráfico.</text:p>
        </text:list-item>
        <text:list-item>
          <text:p text:style-name="P104">Seguridad.</text:p>
        </text:list-item>
        <text:list-item>
          <text:p text:style-name="P105"><text:span text:style-name="T1">Gestión simplificada.</text:span></text:p>
        </text:list-item>
      </text:list>
      <text:h text:style-name="Heading_20_3" text:outline-level="3"><text:span text:style-name="Strong_20_Emphasis"><text:span text:style-name="T1">5.1 Conceptos</text:span></text:span></text:h>
      <text:list text:style-name="L69">
        <text:list-item>
          <text:p text:style-name="P106">Switch físico dividido</text:p>
        </text:list-item>
        <text:list-item>
          <text:p text:style-name="P106">Cada VLAN = dominio de broadcast</text:p>
        </text:list-item>
      </text:list>
      <text:h text:style-name="Heading_20_3" text:outline-level="3"><text:span text:style-name="Strong_20_Emphasis"><text:span text:style-name="T1">5.2 Conectividad</text:span></text:span></text:h>
      <text:list text:style-name="L70">
        <text:list-item>
          <text:p text:style-name="P107">VLANs separadas → router necesario</text:p>
        </text:list-item>
        <text:list-item>
          <text:p text:style-name="P107">VLANs conectadas → dispositivo L3</text:p>
        </text:list-item>
      </text:list>
      <text:h text:style-name="Heading_20_3" text:outline-level="3"><text:span text:style-name="Strong_20_Emphasis"><text:span text:style-name="T1">5.3 Implementación</text:span></text:span></text:h>
      <text:list text:style-name="L71">
        <text:list-item>
          <text:p text:style-name="P108"><text:span text:style-name="Strong_20_Emphasis"><text:span text:style-name="T1">Uplinks tradicionales</text:span></text:span><text:span text:style-name="T1">: 1 enlace por VLAN</text:span></text:p>
        </text:list-item>
        <text:list-item>
          <text:p text:style-name="P108"><text:span text:style-name="Strong_20_Emphasis"><text:span text:style-name="T1">Trunking (802.1Q)</text:span></text:span><text:span text:style-name="T1">: TAGs para múltiples VLANs</text:span></text:p>
        </text:list-item>
        <text:list-item>
          <text:p text:style-name="P108"><text:span text:style-name="Strong_20_Emphasis"><text:span text:style-name="T1">Route on Stick</text:span></text:span><text:span text:style-name="T1">: Subinterfaces</text:span></text:p>
        </text:list-item>
        <text:list-item>
          <text:p text:style-name="P108"><text:span text:style-name="Strong_20_Emphasis"><text:span text:style-name="T1">Switch Multilayer</text:span></text:span><text:span text:style-name="T1">: L2/L3 en uno</text:span></text:p>
        </text:list-item>
      </text:list>
      <text:p text:style-name="P17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SansMS*1" svg:font-family="ComicSansMS*1" style:font-family-generic="roman" style:font-pitch="variable"/>
    <style:font-face style:name="ComicSansMS,Bold*1" svg:font-family="'ComicSansMS,Bold*1'" style:font-family-generic="roman" style:font-pitch="variable"/>
    <style:font-face style:name="ComicSansMS,Bold*11" svg:font-family="'ComicSansMS,Bold*1'" style:font-family-generic="swiss" style:font-pitch="variable"/>
    <style:font-face style:name="F" svg:font-family="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17:37:39.050000000</meta:creation-date>
    <dc:date>2025-06-14T19:44:09.141000000</dc:date>
    <meta:editing-duration>PT54M47S</meta:editing-duration>
    <meta:editing-cycles>6</meta:editing-cycles>
    <meta:generator>LibreOffice/24.8.6.2$Windows_X86_64 LibreOffice_project/6d98ba145e9a8a39fc57bcc76981d1fb1316c60c</meta:generator>
    <meta:document-statistic meta:table-count="7" meta:image-count="0" meta:object-count="0" meta:page-count="17" meta:paragraph-count="462" meta:word-count="3052" meta:character-count="18158" meta:non-whitespace-character-count="15817"/>
  </office:meta>
</office:document-meta>
</file>